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5.81pt"/>
    </style:style>
    <style:style style:name="co2" style:family="table-column">
      <style:table-column-properties fo:break-before="auto" style:column-width="161.55pt"/>
    </style:style>
    <style:style style:name="co3" style:family="table-column">
      <style:table-column-properties fo:break-before="auto" style:column-width="35.21pt"/>
    </style:style>
    <style:style style:name="co4" style:family="table-column">
      <style:table-column-properties fo:break-before="auto" style:column-width="29.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olutions" table:style-name="ta1">
        <table:shapes>
          <draw:frame draw:z-index="0" draw:style-name="gr1" draw:text-style-name="P1" svg:width="453.4pt" svg:height="329.47pt" svg:x="634.31pt" svg:y="37.47pt">
            <draw:object draw:notify-on-update-of-ranges="solutions.E4:solutions.E29 solutions.I3:solutions.I3 solutions.I4:solutions.I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635.36pt" svg:y="400.11pt">
            <draw:object draw:notify-on-update-of-ranges="solutions.E4:solutions.E29 solutions.H4:solutions.H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5],[6,7,8],[]] <text:s text:c="3"/>Moves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5],[6,8,7],[]] <text:s text:c="3"/>Moves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5],[7,6,8],[]] <text:s text:c="3"/>Moves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um Count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Freq</text:p>
          </table:table-cell>
          <table:table-cell table:style-name="ce1" office:value-type="string" calcext:value-type="string">
            <text:p>Cum Freq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5],[7,8,6],[]] <text:s text:c="3"/>Moves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table:formula="of:=FREQUENCY([.$C$1:.$C$40320]; [.E4])" office:value-type="float" office:value="1" calcext:value-type="float">
            <text:p>1</text:p>
          </table:table-cell>
          <table:table-cell table:style-name="ce1" table:formula="of:=[.F4]" office:value-type="float" office:value="1" calcext:value-type="float">
            <text:p>1</text:p>
          </table:table-cell>
          <table:table-cell table:style-name="ce2" table:formula="of:=[.G4]/[.$F$29]" office:value-type="float" office:value="0.0002" calcext:value-type="float">
            <text:p>0.0002</text:p>
          </table:table-cell>
          <table:table-cell table:style-name="ce2" table:formula="of:=[.F4]/[.$F$29]"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5],[8,6,7],[]] <text:s text:c="3"/>Moves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table:formula="of:=FREQUENCY([.$C$1:.$C$40320]; [.E5])" office:value-type="float" office:value="1" calcext:value-type="float">
            <text:p>1</text:p>
          </table:table-cell>
          <table:table-cell table:style-name="ce1" table:formula="of:=[.F5]-[.F4]" office:value-type="float" office:value="0" calcext:value-type="float">
            <text:p>0</text:p>
          </table:table-cell>
          <table:table-cell table:style-name="ce2" table:formula="of:=[.G5]/[.$F$29]" office:value-type="float" office:value="0" calcext:value-type="float">
            <text:p>0.0000</text:p>
          </table:table-cell>
          <table:table-cell table:style-name="ce2" table:formula="of:=[.F5]/[.$F$29]"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5],[8,7,6],[]] <text:s text:c="3"/>Moves</text:p>
          </table:table-cell>
          <table:table-cell office:value-type="float" office:value="7" calcext:value-type="float">
            <text:p>7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table:formula="of:=FREQUENCY([.$C$1:.$C$40320]; [.E6])" office:value-type="float" office:value="1" calcext:value-type="float">
            <text:p>1</text:p>
          </table:table-cell>
          <table:table-cell table:style-name="ce1" table:formula="of:=[.F6]-[.F5]" office:value-type="float" office:value="0" calcext:value-type="float">
            <text:p>0</text:p>
          </table:table-cell>
          <table:table-cell table:style-name="ce2" table:formula="of:=[.G6]/[.$F$29]" office:value-type="float" office:value="0" calcext:value-type="float">
            <text:p>0.0000</text:p>
          </table:table-cell>
          <table:table-cell table:style-name="ce2" table:formula="of:=[.F6]/[.$F$29]"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6],[5,7,8],[]] <text:s text:c="3"/>Moves</text:p>
          </table:table-cell>
          <table:table-cell office:value-type="float" office:value="9" calcext:value-type="float">
            <text:p>9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table:formula="of:=FREQUENCY([.$C$1:.$C$40320]; [.E7])" office:value-type="float" office:value="1" calcext:value-type="float">
            <text:p>1</text:p>
          </table:table-cell>
          <table:table-cell table:style-name="ce1" table:formula="of:=[.F7]-[.F6]" office:value-type="float" office:value="0" calcext:value-type="float">
            <text:p>0</text:p>
          </table:table-cell>
          <table:table-cell table:style-name="ce2" table:formula="of:=[.G7]/[.$F$29]" office:value-type="float" office:value="0" calcext:value-type="float">
            <text:p>0.0000</text:p>
          </table:table-cell>
          <table:table-cell table:style-name="ce2" table:formula="of:=[.F7]/[.$F$29]"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6],[5,8,7],[]] <text:s text:c="3"/>Moves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table:formula="of:=FREQUENCY([.$C$1:.$C$40320]; [.E8])" office:value-type="float" office:value="1" calcext:value-type="float">
            <text:p>1</text:p>
          </table:table-cell>
          <table:table-cell table:style-name="ce1" table:formula="of:=[.F8]-[.F7]" office:value-type="float" office:value="0" calcext:value-type="float">
            <text:p>0</text:p>
          </table:table-cell>
          <table:table-cell table:style-name="ce2" table:formula="of:=[.G8]/[.$F$29]" office:value-type="float" office:value="0" calcext:value-type="float">
            <text:p>0.0000</text:p>
          </table:table-cell>
          <table:table-cell table:style-name="ce2" table:formula="of:=[.F8]/[.$F$29]"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6],[7,5,8],[]] <text:s text:c="3"/>Moves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table:formula="of:=FREQUENCY([.$C$1:.$C$40320]; [.E9])" office:value-type="float" office:value="7" calcext:value-type="float">
            <text:p>7</text:p>
          </table:table-cell>
          <table:table-cell table:style-name="ce1" table:formula="of:=[.F9]-[.F8]" office:value-type="float" office:value="6" calcext:value-type="float">
            <text:p>6</text:p>
          </table:table-cell>
          <table:table-cell table:style-name="ce2" table:formula="of:=[.G9]/[.$F$29]" office:value-type="float" office:value="0.0012" calcext:value-type="float">
            <text:p>0.0012</text:p>
          </table:table-cell>
          <table:table-cell table:style-name="ce2" table:formula="of:=[.F9]/[.$F$29]" office:value-type="float" office:value="0.0014" calcext:value-type="float">
            <text:p>0.0014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6],[7,8,5],[]] <text:s text:c="3"/>Moves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table:formula="of:=FREQUENCY([.$C$1:.$C$40320]; [.E10])" office:value-type="float" office:value="7" calcext:value-type="float">
            <text:p>7</text:p>
          </table:table-cell>
          <table:table-cell table:style-name="ce1" table:formula="of:=[.F10]-[.F9]" office:value-type="float" office:value="0" calcext:value-type="float">
            <text:p>0</text:p>
          </table:table-cell>
          <table:table-cell table:style-name="ce2" table:formula="of:=[.G10]/[.$F$29]" office:value-type="float" office:value="0" calcext:value-type="float">
            <text:p>0.0000</text:p>
          </table:table-cell>
          <table:table-cell table:style-name="ce2" table:formula="of:=[.F10]/[.$F$29]" office:value-type="float" office:value="0.0014" calcext:value-type="float">
            <text:p>0.0014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6],[8,5,7],[]] <text:s text:c="3"/>Moves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table:formula="of:=FREQUENCY([.$C$1:.$C$40320]; [.E11])" office:value-type="float" office:value="18" calcext:value-type="float">
            <text:p>18</text:p>
          </table:table-cell>
          <table:table-cell table:style-name="ce1" table:formula="of:=[.F11]-[.F10]" office:value-type="float" office:value="11" calcext:value-type="float">
            <text:p>11</text:p>
          </table:table-cell>
          <table:table-cell table:style-name="ce2" table:formula="of:=[.G11]/[.$F$29]" office:value-type="float" office:value="0.0022" calcext:value-type="float">
            <text:p>0.0022</text:p>
          </table:table-cell>
          <table:table-cell table:style-name="ce2" table:formula="of:=[.F11]/[.$F$29]" office:value-type="float" office:value="0.0036" calcext:value-type="float">
            <text:p>0.0036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6],[8,7,5],[]] <text:s text:c="3"/>Moves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" table:formula="of:=FREQUENCY([.$C$1:.$C$40320]; [.E12])" office:value-type="float" office:value="40" calcext:value-type="float">
            <text:p>40</text:p>
          </table:table-cell>
          <table:table-cell table:style-name="ce1" table:formula="of:=[.F12]-[.F11]" office:value-type="float" office:value="22" calcext:value-type="float">
            <text:p>22</text:p>
          </table:table-cell>
          <table:table-cell table:style-name="ce2" table:formula="of:=[.G12]/[.$F$29]" office:value-type="float" office:value="0.0044" calcext:value-type="float">
            <text:p>0.0044</text:p>
          </table:table-cell>
          <table:table-cell table:style-name="ce2" table:formula="of:=[.F12]/[.$F$29]" office:value-type="float" office:value="0.008" calcext:value-type="float">
            <text:p>0.0080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7],[5,6,8],[]] <text:s text:c="3"/>Moves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" table:formula="of:=FREQUENCY([.$C$1:.$C$40320]; [.E13])" office:value-type="float" office:value="84" calcext:value-type="float">
            <text:p>84</text:p>
          </table:table-cell>
          <table:table-cell table:style-name="ce1" table:formula="of:=[.F13]-[.F12]" office:value-type="float" office:value="44" calcext:value-type="float">
            <text:p>44</text:p>
          </table:table-cell>
          <table:table-cell table:style-name="ce2" table:formula="of:=[.G13]/[.$F$29]" office:value-type="float" office:value="0.0088" calcext:value-type="float">
            <text:p>0.0088</text:p>
          </table:table-cell>
          <table:table-cell table:style-name="ce2" table:formula="of:=[.F13]/[.$F$29]" office:value-type="float" office:value="0.0168" calcext:value-type="float">
            <text:p>0.0168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7],[5,8,6],[]] <text:s text:c="3"/>Moves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table:formula="of:=FREQUENCY([.$C$1:.$C$40320]; [.E14])" office:value-type="float" office:value="156" calcext:value-type="float">
            <text:p>156</text:p>
          </table:table-cell>
          <table:table-cell table:style-name="ce1" table:formula="of:=[.F14]-[.F13]" office:value-type="float" office:value="72" calcext:value-type="float">
            <text:p>72</text:p>
          </table:table-cell>
          <table:table-cell table:style-name="ce2" table:formula="of:=[.G14]/[.$F$29]" office:value-type="float" office:value="0.0144" calcext:value-type="float">
            <text:p>0.0144</text:p>
          </table:table-cell>
          <table:table-cell table:style-name="ce2" table:formula="of:=[.F14]/[.$F$29]" office:value-type="float" office:value="0.0312" calcext:value-type="float">
            <text:p>0.0312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7],[6,5,8],[]] <text:s text:c="3"/>Moves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1" table:formula="of:=FREQUENCY([.$C$1:.$C$40320]; [.E15])" office:value-type="float" office:value="321" calcext:value-type="float">
            <text:p>321</text:p>
          </table:table-cell>
          <table:table-cell table:style-name="ce1" table:formula="of:=[.F15]-[.F14]" office:value-type="float" office:value="165" calcext:value-type="float">
            <text:p>165</text:p>
          </table:table-cell>
          <table:table-cell table:style-name="ce2" table:formula="of:=[.G15]/[.$F$29]" office:value-type="float" office:value="0.033" calcext:value-type="float">
            <text:p>0.0330</text:p>
          </table:table-cell>
          <table:table-cell table:style-name="ce2" table:formula="of:=[.F15]/[.$F$29]" office:value-type="float" office:value="0.0642" calcext:value-type="float">
            <text:p>0.0642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7],[6,8,5],[]] <text:s text:c="3"/>Moves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table:style-name="ce1" table:formula="of:=FREQUENCY([.$C$1:.$C$40320]; [.E16])" office:value-type="float" office:value="595" calcext:value-type="float">
            <text:p>595</text:p>
          </table:table-cell>
          <table:table-cell table:style-name="ce1" table:formula="of:=[.F16]-[.F15]" office:value-type="float" office:value="274" calcext:value-type="float">
            <text:p>274</text:p>
          </table:table-cell>
          <table:table-cell table:style-name="ce2" table:formula="of:=[.G16]/[.$F$29]" office:value-type="float" office:value="0.0548" calcext:value-type="float">
            <text:p>0.0548</text:p>
          </table:table-cell>
          <table:table-cell table:style-name="ce2" table:formula="of:=[.F16]/[.$F$29]" office:value-type="float" office:value="0.119" calcext:value-type="float">
            <text:p>0.1190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7],[8,5,6],[]] <text:s text:c="3"/>Moves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table:formula="of:=FREQUENCY([.$C$1:.$C$40320]; [.E17])" office:value-type="float" office:value="1051" calcext:value-type="float">
            <text:p>1051</text:p>
          </table:table-cell>
          <table:table-cell table:style-name="ce1" table:formula="of:=[.F17]-[.F16]" office:value-type="float" office:value="456" calcext:value-type="float">
            <text:p>456</text:p>
          </table:table-cell>
          <table:table-cell table:style-name="ce2" table:formula="of:=[.G17]/[.$F$29]" office:value-type="float" office:value="0.0912" calcext:value-type="float">
            <text:p>0.0912</text:p>
          </table:table-cell>
          <table:table-cell table:style-name="ce2" table:formula="of:=[.F17]/[.$F$29]" office:value-type="float" office:value="0.2102" calcext:value-type="float">
            <text:p>0.2102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7],[8,6,5],[]] <text:s text:c="3"/>Moves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" office:value-type="float" office:value="14" calcext:value-type="float">
            <text:p>14</text:p>
          </table:table-cell>
          <table:table-cell table:style-name="ce1" table:formula="of:=FREQUENCY([.$C$1:.$C$40320]; [.E18])" office:value-type="float" office:value="1671" calcext:value-type="float">
            <text:p>1671</text:p>
          </table:table-cell>
          <table:table-cell table:style-name="ce1" table:formula="of:=[.F18]-[.F17]" office:value-type="float" office:value="620" calcext:value-type="float">
            <text:p>620</text:p>
          </table:table-cell>
          <table:table-cell table:style-name="ce2" table:formula="of:=[.G18]/[.$F$29]" office:value-type="float" office:value="0.124" calcext:value-type="float">
            <text:p>0.1240</text:p>
          </table:table-cell>
          <table:table-cell table:style-name="ce2" table:formula="of:=[.F18]/[.$F$29]" office:value-type="float" office:value="0.3342" calcext:value-type="float">
            <text:p>0.3342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8],[5,6,7],[]] <text:s text:c="3"/>Moves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table:style-name="ce1" table:formula="of:=FREQUENCY([.$C$1:.$C$40320]; [.E19])" office:value-type="float" office:value="2468" calcext:value-type="float">
            <text:p>2468</text:p>
          </table:table-cell>
          <table:table-cell table:style-name="ce1" table:formula="of:=[.F19]-[.F18]" office:value-type="float" office:value="797" calcext:value-type="float">
            <text:p>797</text:p>
          </table:table-cell>
          <table:table-cell table:style-name="ce2" table:formula="of:=[.G19]/[.$F$29]" office:value-type="float" office:value="0.1594" calcext:value-type="float">
            <text:p>0.1594</text:p>
          </table:table-cell>
          <table:table-cell table:style-name="ce2" table:formula="of:=[.F19]/[.$F$29]" office:value-type="float" office:value="0.4936" calcext:value-type="float">
            <text:p>0.4936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8],[5,7,6],[]] <text:s text:c="3"/>Moves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" office:value-type="float" office:value="16" calcext:value-type="float">
            <text:p>16</text:p>
          </table:table-cell>
          <table:table-cell table:style-name="ce1" table:formula="of:=FREQUENCY([.$C$1:.$C$40320]; [.E20])" office:value-type="float" office:value="3334" calcext:value-type="float">
            <text:p>3334</text:p>
          </table:table-cell>
          <table:table-cell table:style-name="ce1" table:formula="of:=[.F20]-[.F19]" office:value-type="float" office:value="866" calcext:value-type="float">
            <text:p>866</text:p>
          </table:table-cell>
          <table:table-cell table:style-name="ce2" table:formula="of:=[.G20]/[.$F$29]" office:value-type="float" office:value="0.1732" calcext:value-type="float">
            <text:p>0.1732</text:p>
          </table:table-cell>
          <table:table-cell table:style-name="ce2" table:formula="of:=[.F20]/[.$F$29]" office:value-type="float" office:value="0.6668" calcext:value-type="float">
            <text:p>0.6668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8],[6,5,7],[]] <text:s text:c="3"/>Moves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" office:value-type="float" office:value="17" calcext:value-type="float">
            <text:p>17</text:p>
          </table:table-cell>
          <table:table-cell table:style-name="ce1" table:formula="of:=FREQUENCY([.$C$1:.$C$40320]; [.E21])" office:value-type="float" office:value="4117" calcext:value-type="float">
            <text:p>4117</text:p>
          </table:table-cell>
          <table:table-cell table:style-name="ce1" table:formula="of:=[.F21]-[.F20]" office:value-type="float" office:value="783" calcext:value-type="float">
            <text:p>783</text:p>
          </table:table-cell>
          <table:table-cell table:style-name="ce2" table:formula="of:=[.G21]/[.$F$29]" office:value-type="float" office:value="0.1566" calcext:value-type="float">
            <text:p>0.1566</text:p>
          </table:table-cell>
          <table:table-cell table:style-name="ce2" table:formula="of:=[.F21]/[.$F$29]" office:value-type="float" office:value="0.8234" calcext:value-type="float">
            <text:p>0.8234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8],[6,7,5],[]] <text:s text:c="3"/>Moves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" office:value-type="float" office:value="18" calcext:value-type="float">
            <text:p>18</text:p>
          </table:table-cell>
          <table:table-cell table:style-name="ce1" table:formula="of:=FREQUENCY([.$C$1:.$C$40320]; [.E22])" office:value-type="float" office:value="4584" calcext:value-type="float">
            <text:p>4584</text:p>
          </table:table-cell>
          <table:table-cell table:style-name="ce1" table:formula="of:=[.F22]-[.F21]" office:value-type="float" office:value="467" calcext:value-type="float">
            <text:p>467</text:p>
          </table:table-cell>
          <table:table-cell table:style-name="ce2" table:formula="of:=[.G22]/[.$F$29]" office:value-type="float" office:value="0.0934" calcext:value-type="float">
            <text:p>0.0934</text:p>
          </table:table-cell>
          <table:table-cell table:style-name="ce2" table:formula="of:=[.F22]/[.$F$29]" office:value-type="float" office:value="0.9168" calcext:value-type="float">
            <text:p>0.9168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8],[7,5,6],[]] <text:s text:c="3"/>Moves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table:formula="of:=FREQUENCY([.$C$1:.$C$40320]; [.E23])" office:value-type="float" office:value="4847" calcext:value-type="float">
            <text:p>4847</text:p>
          </table:table-cell>
          <table:table-cell table:style-name="ce1" table:formula="of:=[.F23]-[.F22]" office:value-type="float" office:value="263" calcext:value-type="float">
            <text:p>263</text:p>
          </table:table-cell>
          <table:table-cell table:style-name="ce2" table:formula="of:=[.G23]/[.$F$29]" office:value-type="float" office:value="0.0526" calcext:value-type="float">
            <text:p>0.0526</text:p>
          </table:table-cell>
          <table:table-cell table:style-name="ce2" table:formula="of:=[.F23]/[.$F$29]" office:value-type="float" office:value="0.9694" calcext:value-type="float">
            <text:p>0.9694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8],[7,6,5],[]] <text:s text:c="3"/>Moves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table:formula="of:=FREQUENCY([.$C$1:.$C$40320]; [.E24])" office:value-type="float" office:value="4975" calcext:value-type="float">
            <text:p>4975</text:p>
          </table:table-cell>
          <table:table-cell table:style-name="ce1" table:formula="of:=[.F24]-[.F23]" office:value-type="float" office:value="128" calcext:value-type="float">
            <text:p>128</text:p>
          </table:table-cell>
          <table:table-cell table:style-name="ce2" table:formula="of:=[.G24]/[.$F$29]" office:value-type="float" office:value="0.0256" calcext:value-type="float">
            <text:p>0.0256</text:p>
          </table:table-cell>
          <table:table-cell table:style-name="ce2" table:formula="of:=[.F24]/[.$F$29]" office:value-type="float" office:value="0.995" calcext:value-type="float">
            <text:p>0.9950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4],[6,7,8],[]] <text:s text:c="3"/>Moves</text:p>
          </table:table-cell>
          <table:table-cell office:value-type="float" office:value="9" calcext:value-type="float">
            <text:p>9</text:p>
          </table:table-cell>
          <table:table-cell/>
          <table:table-cell table:style-name="ce1" office:value-type="float" office:value="21" calcext:value-type="float">
            <text:p>21</text:p>
          </table:table-cell>
          <table:table-cell table:style-name="ce1" table:formula="of:=FREQUENCY([.$C$1:.$C$40320]; [.E25])" office:value-type="float" office:value="5000" calcext:value-type="float">
            <text:p>5000</text:p>
          </table:table-cell>
          <table:table-cell table:style-name="ce1" table:formula="of:=[.F25]-[.F24]" office:value-type="float" office:value="25" calcext:value-type="float">
            <text:p>25</text:p>
          </table:table-cell>
          <table:table-cell table:style-name="ce2" table:formula="of:=[.G25]/[.$F$29]" office:value-type="float" office:value="0.005" calcext:value-type="float">
            <text:p>0.0050</text:p>
          </table:table-cell>
          <table:table-cell table:style-name="ce2" table:formula="of:=[.F25]/[.$F$29]" office:value-type="float" office:value="1" calcext:value-type="float">
            <text:p>1.0000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4],[6,8,7],[]] <text:s text:c="3"/>Moves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" office:value-type="float" office:value="22" calcext:value-type="float">
            <text:p>22</text:p>
          </table:table-cell>
          <table:table-cell table:style-name="ce1" table:formula="of:=FREQUENCY([.$C$1:.$C$40320]; [.E26])" office:value-type="float" office:value="5000" calcext:value-type="float">
            <text:p>5000</text:p>
          </table:table-cell>
          <table:table-cell table:style-name="ce1" table:formula="of:=[.F26]-[.F25]" office:value-type="float" office:value="0" calcext:value-type="float">
            <text:p>0</text:p>
          </table:table-cell>
          <table:table-cell table:style-name="ce2" table:formula="of:=[.G26]/[.$F$29]" office:value-type="float" office:value="0" calcext:value-type="float">
            <text:p>0.0000</text:p>
          </table:table-cell>
          <table:table-cell table:style-name="ce2" table:formula="of:=[.F26]/[.$F$29]" office:value-type="float" office:value="1" calcext:value-type="float">
            <text:p>1.0000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4],[7,6,8],[]] <text:s text:c="3"/>Moves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" office:value-type="float" office:value="23" calcext:value-type="float">
            <text:p>23</text:p>
          </table:table-cell>
          <table:table-cell table:style-name="ce1" table:formula="of:=FREQUENCY([.$C$1:.$C$40320]; [.E27])" office:value-type="float" office:value="5000" calcext:value-type="float">
            <text:p>5000</text:p>
          </table:table-cell>
          <table:table-cell table:style-name="ce1" table:formula="of:=[.F27]-[.F26]" office:value-type="float" office:value="0" calcext:value-type="float">
            <text:p>0</text:p>
          </table:table-cell>
          <table:table-cell table:style-name="ce2" table:formula="of:=[.G27]/[.$F$29]" office:value-type="float" office:value="0" calcext:value-type="float">
            <text:p>0.0000</text:p>
          </table:table-cell>
          <table:table-cell table:style-name="ce2" table:formula="of:=[.F27]/[.$F$29]" office:value-type="float" office:value="1" calcext:value-type="float">
            <text:p>1.0000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4],[7,8,6],[]] <text:s text:c="3"/>Moves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" office:value-type="float" office:value="24" calcext:value-type="float">
            <text:p>24</text:p>
          </table:table-cell>
          <table:table-cell table:style-name="ce1" table:formula="of:=FREQUENCY([.$C$1:.$C$40320]; [.E28])" office:value-type="float" office:value="5000" calcext:value-type="float">
            <text:p>5000</text:p>
          </table:table-cell>
          <table:table-cell table:style-name="ce1" table:formula="of:=[.F28]-[.F27]" office:value-type="float" office:value="0" calcext:value-type="float">
            <text:p>0</text:p>
          </table:table-cell>
          <table:table-cell table:style-name="ce2" table:formula="of:=[.G28]/[.$F$29]" office:value-type="float" office:value="0" calcext:value-type="float">
            <text:p>0.0000</text:p>
          </table:table-cell>
          <table:table-cell table:style-name="ce2" table:formula="of:=[.F28]/[.$F$29]" office:value-type="float" office:value="1" calcext:value-type="float">
            <text:p>1.0000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4],[8,6,7],[]] <text:s text:c="3"/>Moves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" office:value-type="float" office:value="25" calcext:value-type="float">
            <text:p>25</text:p>
          </table:table-cell>
          <table:table-cell table:style-name="ce1" table:formula="of:=FREQUENCY([.$C$1:.$C$40320]; [.E29])" office:value-type="float" office:value="5000" calcext:value-type="float">
            <text:p>5000</text:p>
          </table:table-cell>
          <table:table-cell table:style-name="ce1" table:formula="of:=[.F29]-[.F28]" office:value-type="float" office:value="0" calcext:value-type="float">
            <text:p>0</text:p>
          </table:table-cell>
          <table:table-cell table:style-name="ce2" table:formula="of:=[.G29]/[.$F$29]" office:value-type="float" office:value="0" calcext:value-type="float">
            <text:p>0.0000</text:p>
          </table:table-cell>
          <table:table-cell table:style-name="ce2" table:formula="of:=[.F29]/[.$F$29]" office:value-type="float" office:value="1" calcext:value-type="float">
            <text:p>1.0000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4],[8,7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6],[4,7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6],[4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6],[7,4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6],[7,8,4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6],[8,4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6],[8,7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7],[4,6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7],[4,8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7],[6,4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7],[6,8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7],[8,4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7],[8,6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8],[4,6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8],[4,7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8],[6,4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8],[6,7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8],[7,4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8],[7,6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4],[5,7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4],[5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4],[7,5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4],[7,8,5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4],[8,5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4],[8,7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5],[4,7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5],[4,8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5],[7,4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5],[7,8,4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5],[8,4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5],[8,7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7],[4,5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7],[4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7],[5,4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7],[5,8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7],[8,4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7],[8,5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8],[4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8],[4,7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8],[5,4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8],[5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8],[7,4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8],[7,5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4],[5,6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4],[5,8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4],[6,5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4],[6,8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4],[8,5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4],[8,6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5],[4,6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5],[4,8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5],[6,4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5],[6,8,4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5],[8,4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5],[8,6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6],[4,5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6],[4,8,5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6],[5,4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6],[5,8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6],[8,4,5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6],[8,5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8],[4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8],[4,6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8],[5,4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8],[5,6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8],[6,4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8],[6,5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4],[5,6,7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4],[5,7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4],[6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4],[6,7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4],[7,5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4],[7,6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5],[4,6,7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5],[4,7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5],[6,4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5],[6,7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5],[7,4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5],[7,6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6],[4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6],[4,7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6],[5,4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6],[5,7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6],[7,4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6],[7,5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7],[4,5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7],[4,6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7],[5,4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7],[5,6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7],[6,4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7],[6,5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5],[6,7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5],[6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5],[7,6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5],[7,8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5],[8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5],[8,7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6],[5,7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6],[5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6],[7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6],[7,8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6],[8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6],[8,7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7],[5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7],[5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7],[6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7],[6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7],[8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7],[8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8],[5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8],[5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8],[6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8],[6,7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8],[7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8],[7,6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3],[6,7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3],[6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3],[7,6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3],[7,8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3],[8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3],[8,7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6],[3,7,8],[]] <text:s text:c="3"/>Moves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6],[3,8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6],[7,3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6],[7,8,3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6],[8,3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6],[8,7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7],[3,6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7],[3,8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7],[6,3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7],[6,8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7],[8,3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7],[8,6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8],[3,6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8],[3,7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8],[6,3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8],[6,7,3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8],[7,3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8],[7,6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3],[5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3],[5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3],[7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3],[7,8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3],[8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3],[8,7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5],[3,7,8],[]] <text:s text:c="3"/>Moves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5],[3,8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5],[7,3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5],[7,8,3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5],[8,3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5],[8,7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7],[3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7],[3,8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7],[5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7],[5,8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7],[8,3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7],[8,5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8],[3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8],[3,7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8],[5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8],[5,7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8],[7,3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8],[7,5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3],[5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3],[5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3],[6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3],[6,8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3],[8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3],[8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5],[3,6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5],[3,8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5],[6,3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5],[6,8,3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5],[8,3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5],[8,6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6],[3,5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6],[3,8,5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6],[5,3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6],[5,8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6],[8,3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6],[8,5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8],[3,5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8],[3,6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8],[5,3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8],[5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8],[6,3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8],[6,5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3],[5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3],[5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3],[6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3],[6,7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3],[7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3],[7,6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5],[3,6,7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5],[3,7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5],[6,3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5],[6,7,3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5],[7,3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5],[7,6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6],[3,5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6],[3,7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6],[5,3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6],[5,7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6],[7,3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6],[7,5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7],[3,5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7],[3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7],[5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7],[5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7],[6,3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7],[6,5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4],[6,7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4],[6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4],[7,6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4],[7,8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4],[8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4],[8,7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6],[4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6],[4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6],[7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6],[7,8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6],[8,4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6],[8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7],[4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7],[4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7],[6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7],[6,8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7],[8,4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7],[8,6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8],[4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8],[4,7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8],[6,4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8],[6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8],[7,4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8],[7,6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3],[6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3],[6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3],[7,6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3],[7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3],[8,6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3],[8,7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6],[3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6],[3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6],[7,3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6],[7,8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6],[8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6],[8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7],[3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7],[3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7],[6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7],[6,8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7],[8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7],[8,6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8],[3,6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8],[3,7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8],[6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8],[6,7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8],[7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8],[7,6,3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3],[4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3],[4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3],[7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3],[7,8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3],[8,4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3],[8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4],[3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4],[3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4],[7,3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4],[7,8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4],[8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4],[8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7],[3,4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7],[3,8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7],[4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7],[4,8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7],[8,3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7],[8,4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8],[3,4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8],[3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8],[4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8],[4,7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8],[7,3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8],[7,4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3],[4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3],[4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3],[6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3],[6,8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3],[8,4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3],[8,6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4],[3,6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4],[3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4],[6,3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4],[6,8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4],[8,3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4],[8,6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6],[3,4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6],[3,8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6],[4,3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6],[4,8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6],[8,3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6],[8,4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8],[3,4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8],[3,6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8],[4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8],[4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8],[6,3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8],[6,4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3],[4,6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3],[4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3],[6,4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3],[6,7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3],[7,4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3],[7,6,4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4],[3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4],[3,7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4],[6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4],[6,7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4],[7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4],[7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6],[3,4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6],[3,7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6],[4,3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6],[4,7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6],[7,3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6],[7,4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7],[3,4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7],[3,6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7],[4,3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7],[4,6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7],[6,3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7],[6,4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4],[5,7,8],[]] <text:s text:c="3"/>Moves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4],[5,8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4],[7,5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4],[7,8,5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4],[8,5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4],[8,7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5],[4,7,8],[]] <text:s text:c="3"/>Moves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5],[4,8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5],[7,4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5],[7,8,4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5],[8,4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5],[8,7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7],[4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7],[4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7],[5,4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7],[5,8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7],[8,4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7],[8,5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8],[4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8],[4,7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8],[5,4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8],[5,7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8],[7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8],[7,5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3],[5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3],[5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3],[7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3],[7,8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3],[8,5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3],[8,7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5],[3,7,8],[]] <text:s text:c="3"/>Moves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5],[3,8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5],[7,3,8],[]] <text:s text:c="3"/>Moves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5],[7,8,3],[]] <text:s text:c="3"/>Moves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5],[8,3,7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5],[8,7,3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7],[3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7],[3,8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7],[5,3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7],[5,8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7],[8,3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7],[8,5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8],[3,5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8],[3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8],[5,3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8],[5,7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8],[7,3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8],[7,5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3],[4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3],[4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3],[7,4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3],[7,8,4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3],[8,4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3],[8,7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4],[3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4],[3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4],[7,3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4],[7,8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4],[8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4],[8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7],[3,4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7],[3,8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7],[4,3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7],[4,8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7],[8,3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7],[8,4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8],[3,4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8],[3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8],[4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8],[4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8],[7,3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8],[7,4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3],[4,5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3],[4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3],[5,4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3],[5,8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3],[8,4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3],[8,5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4],[3,5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4],[3,8,5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4],[5,3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4],[5,8,3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4],[8,3,5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4],[8,5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5],[3,4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5],[3,8,4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5],[4,3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5],[4,8,3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5],[8,3,4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5],[8,4,3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8],[3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8],[3,5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8],[4,3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8],[4,5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8],[5,3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8],[5,4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3],[4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3],[4,7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3],[5,4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3],[5,7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3],[7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3],[7,5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4],[3,5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4],[3,7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4],[5,3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4],[5,7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4],[7,3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4],[7,5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5],[3,4,7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5],[3,7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5],[4,3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5],[4,7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5],[7,3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5],[7,4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7],[3,4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7],[3,5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7],[4,3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7],[4,5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7],[5,3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7],[5,4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4],[5,6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4],[5,8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4],[6,5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4],[6,8,5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4],[8,5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4],[8,6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5],[4,6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5],[4,8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5],[6,4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5],[6,8,4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5],[8,4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5],[8,6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6],[4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6],[4,8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6],[5,4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6],[5,8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6],[8,4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6],[8,5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8],[4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8],[4,6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8],[5,4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8],[5,6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8],[6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8],[6,5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3],[5,6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3],[5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3],[6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3],[6,8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3],[8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3],[8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5],[3,6,8],[]] <text:s text:c="3"/>Moves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5],[3,8,6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5],[6,3,8],[]] <text:s text:c="3"/>Moves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5],[6,8,3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5],[8,3,6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5],[8,6,3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6],[3,5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6],[3,8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6],[5,3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6],[5,8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6],[8,3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6],[8,5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8],[3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8],[3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8],[5,3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8],[5,6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8],[6,3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8],[6,5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3],[4,6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3],[4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3],[6,4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3],[6,8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3],[8,4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3],[8,6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4],[3,6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4],[3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4],[6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4],[6,8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4],[8,3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4],[8,6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6],[3,4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6],[3,8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6],[4,3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6],[4,8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6],[8,3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6],[8,4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8],[3,4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8],[3,6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8],[4,3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8],[4,6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8],[6,3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8],[6,4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3],[4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3],[4,8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3],[5,4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3],[5,8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3],[8,4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3],[8,5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4],[3,5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4],[3,8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4],[5,3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4],[5,8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4],[8,3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4],[8,5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5],[3,4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5],[3,8,4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5],[4,3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5],[4,8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5],[8,3,4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5],[8,4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8],[3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8],[3,5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8],[4,3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8],[4,5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8],[5,3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8],[5,4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3],[4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3],[4,6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3],[5,4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3],[5,6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3],[6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3],[6,5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4],[3,5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4],[3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4],[5,3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4],[5,6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4],[6,3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4],[6,5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5],[3,4,6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5],[3,6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5],[4,3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5],[4,6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5],[6,3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5],[6,4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6],[3,4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6],[3,5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6],[4,3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6],[4,5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6],[5,3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6],[5,4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4],[5,6,7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4],[5,7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4],[6,5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4],[6,7,5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4],[7,5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4],[7,6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5],[4,6,7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5],[4,7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5],[6,4,7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5],[6,7,4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5],[7,4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5],[7,6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6],[4,5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6],[4,7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6],[5,4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6],[5,7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6],[7,4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6],[7,5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7],[4,5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7],[4,6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7],[5,4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7],[5,6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7],[6,4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7],[6,5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3],[5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3],[5,7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3],[6,5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3],[6,7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3],[7,5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3],[7,6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5],[3,6,7],[]] <text:s text:c="3"/>Moves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5],[3,7,6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5],[6,3,7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5],[6,7,3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5],[7,3,6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5],[7,6,3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6],[3,5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6],[3,7,5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6],[5,3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6],[5,7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6],[7,3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6],[7,5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7],[3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7],[3,6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7],[5,3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7],[5,6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7],[6,3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7],[6,5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3],[4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3],[4,7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3],[6,4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3],[6,7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3],[7,4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3],[7,6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4],[3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4],[3,7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4],[6,3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4],[6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4],[7,3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4],[7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6],[3,4,7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6],[3,7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6],[4,3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6],[4,7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6],[7,3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6],[7,4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7],[3,4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7],[3,6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7],[4,3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7],[4,6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7],[6,3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7],[6,4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3],[4,5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3],[4,7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3],[5,4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3],[5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3],[7,4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3],[7,5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4],[3,5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4],[3,7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4],[5,3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4],[5,7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4],[7,3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4],[7,5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5],[3,4,7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5],[3,7,4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5],[4,3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5],[4,7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5],[7,3,4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5],[7,4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7],[3,4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7],[3,5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7],[4,3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7],[4,5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7],[5,3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7],[5,4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3],[4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3],[4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3],[5,4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3],[5,6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3],[6,4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3],[6,5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4],[3,5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4],[3,6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4],[5,3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4],[5,6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4],[6,3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4],[6,5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5],[3,4,6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5],[3,6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5],[4,3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5],[4,6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5],[6,3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5],[6,4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6],[3,4,5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6],[3,5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6],[4,3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6],[4,5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6],[5,3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6],[5,4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5],[6,7,8],[]] <text:s text:c="3"/>Moves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5],[6,8,7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5],[7,6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5],[7,8,6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5],[8,6,7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5],[8,7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6],[5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6],[5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6],[7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6],[7,8,5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6],[8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6],[8,7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7],[5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7],[5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7],[6,5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7],[6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7],[8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7],[8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8],[5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8],[5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8],[6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8],[6,7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8],[7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8],[7,6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4],[6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4],[6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4],[7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4],[7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4],[8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4],[8,7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6],[4,7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6],[4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6],[7,4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6],[7,8,4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6],[8,4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6],[8,7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7],[4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7],[4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7],[6,4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7],[6,8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7],[8,4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7],[8,6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8],[4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8],[4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8],[6,4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8],[6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8],[7,4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8],[7,6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4],[5,7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4],[5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4],[7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4],[7,8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4],[8,5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4],[8,7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5],[4,7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5],[4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5],[7,4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5],[7,8,4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5],[8,4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5],[8,7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7],[4,5,8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7],[4,8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7],[5,4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7],[5,8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7],[8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7],[8,5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8],[4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8],[4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8],[5,4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8],[5,7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8],[7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8],[7,5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4],[5,6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4],[5,8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4],[6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4],[6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4],[8,5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4],[8,6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5],[4,6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5],[4,8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5],[6,4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5],[6,8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5],[8,4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5],[8,6,4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6],[4,5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6],[4,8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6],[5,4,8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6],[5,8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6],[8,4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6],[8,5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8],[4,5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8],[4,6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8],[5,4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8],[5,6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8],[6,4,5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8],[6,5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4],[5,6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4],[5,7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4],[6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4],[6,7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4],[7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4],[7,6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5],[4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5],[4,7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5],[6,4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5],[6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5],[7,4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5],[7,6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6],[4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6],[4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6],[5,4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6],[5,7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6],[7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6],[7,5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7],[4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7],[4,6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7],[5,4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7],[5,6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7],[6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7],[6,5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5],[6,7,8],[]] <text:s text:c="3"/>Moves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5],[6,8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5],[7,6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5],[7,8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5],[8,6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5],[8,7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6],[5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6],[5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6],[7,5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6],[7,8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6],[8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6],[8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7],[5,6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7],[5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7],[6,5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7],[6,8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7],[8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7],[8,6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8],[5,6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8],[5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8],[6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8],[6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8],[7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8],[7,6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2],[6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2],[6,8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2],[7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2],[7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2],[8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2],[8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6],[2,7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6],[2,8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6],[7,2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6],[7,8,2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6],[8,2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6],[8,7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7],[2,6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7],[2,8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7],[6,2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7],[6,8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7],[8,2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7],[8,6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8],[2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8],[2,7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8],[6,2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8],[6,7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8],[7,2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8],[7,6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2],[5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2],[5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2],[7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2],[7,8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2],[8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2],[8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5],[2,7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5],[2,8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5],[7,2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5],[7,8,2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5],[8,2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5],[8,7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7],[2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7],[2,8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7],[5,2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7],[5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7],[8,2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7],[8,5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8],[2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8],[2,7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8],[5,2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8],[5,7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8],[7,2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8],[7,5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2],[5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2],[5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2],[6,5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2],[6,8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2],[8,5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2],[8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5],[2,6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5],[2,8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5],[6,2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5],[6,8,2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5],[8,2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5],[8,6,2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6],[2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6],[2,8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6],[5,2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6],[5,8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6],[8,2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6],[8,5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8],[2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8],[2,6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8],[5,2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8],[5,6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8],[6,2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8],[6,5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2],[5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2],[5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2],[6,5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2],[6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2],[7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2],[7,6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5],[2,6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5],[2,7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5],[6,2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5],[6,7,2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5],[7,2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5],[7,6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6],[2,5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6],[2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6],[5,2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6],[5,7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6],[7,2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6],[7,5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7],[2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7],[2,6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7],[5,2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7],[5,6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7],[6,2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7],[6,5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4],[6,7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4],[6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4],[7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4],[7,8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4],[8,6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4],[8,7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6],[4,7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6],[4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6],[7,4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6],[7,8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6],[8,4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6],[8,7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7],[4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7],[4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7],[6,4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7],[6,8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7],[8,4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7],[8,6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8],[4,6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8],[4,7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8],[6,4,7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8],[6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8],[7,4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8],[7,6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2],[6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2],[6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2],[7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2],[7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2],[8,6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2],[8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6],[2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6],[2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6],[7,2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6],[7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6],[8,2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6],[8,7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7],[2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7],[2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7],[6,2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7],[6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7],[8,2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7],[8,6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8],[2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8],[2,7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8],[6,2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8],[6,7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8],[7,2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8],[7,6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2],[4,7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2],[4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2],[7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2],[7,8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2],[8,4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2],[8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4],[2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4],[2,8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4],[7,2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4],[7,8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4],[8,2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4],[8,7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7],[2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7],[2,8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7],[4,2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7],[4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7],[8,2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7],[8,4,2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8],[2,4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8],[2,7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8],[4,2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8],[4,7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8],[7,2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8],[7,4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2],[4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2],[4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2],[6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2],[6,8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2],[8,4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2],[8,6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4],[2,6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4],[2,8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4],[6,2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4],[6,8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4],[8,2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4],[8,6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6],[2,4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6],[2,8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6],[4,2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6],[4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6],[8,2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6],[8,4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8],[2,4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8],[2,6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8],[4,2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8],[4,6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8],[6,2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8],[6,4,2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2],[4,6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2],[4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2],[6,4,7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2],[6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2],[7,4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2],[7,6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4],[2,6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4],[2,7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4],[6,2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4],[6,7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4],[7,2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4],[7,6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6],[2,4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6],[2,7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6],[4,2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6],[4,7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6],[7,2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6],[7,4,2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7],[2,4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7],[2,6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7],[4,2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7],[4,6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7],[6,2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7],[6,4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4],[5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4],[5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4],[7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4],[7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4],[8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4],[8,7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5],[4,7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5],[4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5],[7,4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5],[7,8,4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5],[8,4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5],[8,7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7],[4,5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7],[4,8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7],[5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7],[5,8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7],[8,4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7],[8,5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8],[4,5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8],[4,7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8],[5,4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8],[5,7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8],[7,4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8],[7,5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2],[5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2],[5,8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2],[7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2],[7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2],[8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2],[8,7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5],[2,7,8],[]] <text:s text:c="3"/>Moves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5],[2,8,7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5],[7,2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5],[7,8,2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5],[8,2,7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5],[8,7,2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7],[2,5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7],[2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7],[5,2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7],[5,8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7],[8,2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7],[8,5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8],[2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8],[2,7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8],[5,2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8],[5,7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8],[7,2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8],[7,5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2],[4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2],[4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2],[7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2],[7,8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2],[8,4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2],[8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4],[2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4],[2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4],[7,2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4],[7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4],[8,2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4],[8,7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7],[2,4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7],[2,8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7],[4,2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7],[4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7],[8,2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7],[8,4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8],[2,4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8],[2,7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8],[4,2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8],[4,7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8],[7,2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8],[7,4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2],[4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2],[4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2],[5,4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2],[5,8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2],[8,4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2],[8,5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4],[2,5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4],[2,8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4],[5,2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4],[5,8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4],[8,2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4],[8,5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5],[2,4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5],[2,8,4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5],[4,2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5],[4,8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5],[8,2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5],[8,4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8],[2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8],[2,5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8],[4,2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8],[4,5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8],[5,2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8],[5,4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2],[4,5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2],[4,7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2],[5,4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2],[5,7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2],[7,4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2],[7,5,4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4],[2,5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4],[2,7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4],[5,2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4],[5,7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4],[7,2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4],[7,5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5],[2,4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5],[2,7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5],[4,2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5],[4,7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5],[7,2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5],[7,4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7],[2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7],[2,5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7],[4,2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7],[4,5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7],[5,2,4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7],[5,4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4],[5,6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4],[5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4],[6,5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4],[6,8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4],[8,5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4],[8,6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5],[4,6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5],[4,8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5],[6,4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5],[6,8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5],[8,4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5],[8,6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6],[4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6],[4,8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6],[5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6],[5,8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6],[8,4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6],[8,5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8],[4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8],[4,6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8],[5,4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8],[5,6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8],[6,4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8],[6,5,4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2],[5,6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2],[5,8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2],[6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2],[6,8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2],[8,5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2],[8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5],[2,6,8],[]] <text:s text:c="3"/>Moves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5],[2,8,6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5],[6,2,8],[]] <text:s text:c="3"/>Moves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5],[6,8,2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5],[8,2,6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5],[8,6,2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6],[2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6],[2,8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6],[5,2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6],[5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6],[8,2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6],[8,5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8],[2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8],[2,6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8],[5,2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8],[5,6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8],[6,2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8],[6,5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2],[4,6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2],[4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2],[6,4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2],[6,8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2],[8,4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2],[8,6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4],[2,6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4],[2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4],[6,2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4],[6,8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4],[8,2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4],[8,6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6],[2,4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6],[2,8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6],[4,2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6],[4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6],[8,2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6],[8,4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8],[2,4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8],[2,6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8],[4,2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8],[4,6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8],[6,2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8],[6,4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2],[4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2],[4,8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2],[5,4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2],[5,8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2],[8,4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2],[8,5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4],[2,5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4],[2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4],[5,2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4],[5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4],[8,2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4],[8,5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5],[2,4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5],[2,8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5],[4,2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5],[4,8,2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5],[8,2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5],[8,4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8],[2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8],[2,5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8],[4,2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8],[4,5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8],[5,2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8],[5,4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2],[4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2],[4,6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2],[5,4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2],[5,6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2],[6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2],[6,5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4],[2,5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4],[2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4],[5,2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4],[5,6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4],[6,2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4],[6,5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5],[2,4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5],[2,6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5],[4,2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5],[4,6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5],[6,2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5],[6,4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6],[2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6],[2,5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6],[4,2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6],[4,5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6],[5,2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6],[5,4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4],[5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4],[5,7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4],[6,5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4],[6,7,5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4],[7,5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4],[7,6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5],[4,6,7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5],[4,7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5],[6,4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5],[6,7,4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5],[7,4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5],[7,6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6],[4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6],[4,7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6],[5,4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6],[5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6],[7,4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6],[7,5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7],[4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7],[4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7],[5,4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7],[5,6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7],[6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7],[6,5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2],[5,6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2],[5,7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2],[6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2],[6,7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2],[7,5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2],[7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5],[2,6,7],[]] <text:s text:c="3"/>Moves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5],[2,7,6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5],[6,2,7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5],[6,7,2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5],[7,2,6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5],[7,6,2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6],[2,5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6],[2,7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6],[5,2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6],[5,7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6],[7,2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6],[7,5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7],[2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7],[2,6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7],[5,2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7],[5,6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7],[6,2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7],[6,5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2],[4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2],[4,7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2],[6,4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2],[6,7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2],[7,4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2],[7,6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4],[2,6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4],[2,7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4],[6,2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4],[6,7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4],[7,2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4],[7,6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6],[2,4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6],[2,7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6],[4,2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6],[4,7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6],[7,2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6],[7,4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7],[2,4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7],[2,6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7],[4,2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7],[4,6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7],[6,2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7],[6,4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2],[4,5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2],[4,7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2],[5,4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2],[5,7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2],[7,4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2],[7,5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4],[2,5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4],[2,7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4],[5,2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4],[5,7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4],[7,2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4],[7,5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5],[2,4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5],[2,7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5],[4,2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5],[4,7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5],[7,2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5],[7,4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7],[2,4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7],[2,5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7],[4,2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7],[4,5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7],[5,2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7],[5,4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2],[4,5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2],[4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2],[5,4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2],[5,6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2],[6,4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2],[6,5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4],[2,5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4],[2,6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4],[5,2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4],[5,6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4],[6,2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4],[6,5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5],[2,4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5],[2,6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5],[4,2,6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5],[4,6,2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5],[6,2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5],[6,4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6],[2,4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6],[2,5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6],[4,2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6],[4,5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6],[5,2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6],[5,4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5],[6,7,8],[]] <text:s text:c="3"/>Moves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5],[6,8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5],[7,6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5],[7,8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5],[8,6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5],[8,7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6],[5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6],[5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6],[7,5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6],[7,8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6],[8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6],[8,7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7],[5,6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7],[5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7],[6,5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7],[6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7],[8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7],[8,6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8],[5,6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8],[5,7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8],[6,5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8],[6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8],[7,5,6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8],[7,6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3],[6,7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3],[6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3],[7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3],[7,8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3],[8,6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3],[8,7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6],[3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6],[3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6],[7,3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6],[7,8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6],[8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6],[8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7],[3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7],[3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7],[6,3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7],[6,8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7],[8,3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7],[8,6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8],[3,6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8],[3,7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8],[6,3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8],[6,7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8],[7,3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8],[7,6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3],[5,7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3],[5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3],[7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3],[7,8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3],[8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3],[8,7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5],[3,7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5],[3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5],[7,3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5],[7,8,3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5],[8,3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5],[8,7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7],[3,5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7],[3,8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7],[5,3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7],[5,8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7],[8,3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7],[8,5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8],[3,5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8],[3,7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8],[5,3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8],[5,7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8],[7,3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8],[7,5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3],[5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3],[5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3],[6,5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3],[6,8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3],[8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3],[8,6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5],[3,6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5],[3,8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5],[6,3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5],[6,8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5],[8,3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5],[8,6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6],[3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6],[3,8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6],[5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6],[5,8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6],[8,3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6],[8,5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8],[3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8],[3,6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8],[5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8],[5,6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8],[6,3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8],[6,5,3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3],[5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3],[5,7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3],[6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3],[6,7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3],[7,5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3],[7,6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5],[3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5],[3,7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5],[6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5],[6,7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5],[7,3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5],[7,6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6],[3,5,7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6],[3,7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6],[5,3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6],[5,7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6],[7,3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6],[7,5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7],[3,5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7],[3,6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7],[5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7],[5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7],[6,3,5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7],[6,5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5],[6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5],[6,8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5],[7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5],[7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5],[8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5],[8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6],[5,7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6],[5,8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6],[7,5,8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6],[7,8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6],[8,5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6],[8,7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7],[5,6,8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7],[5,8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7],[6,5,8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7],[6,8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7],[8,5,6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7],[8,6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8],[5,6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8],[5,7,6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8],[6,5,7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8],[6,7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8],[7,5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8],[7,6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2],[6,7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2],[6,8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2],[7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2],[7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2],[8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2],[8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6],[2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6],[2,8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6],[7,2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6],[7,8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6],[8,2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6],[8,7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7],[2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7],[2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7],[6,2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7],[6,8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7],[8,2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7],[8,6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8],[2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8],[2,7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8],[6,2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8],[6,7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8],[7,2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8],[7,6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2],[5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2],[5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2],[7,5,8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2],[7,8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2],[8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2],[8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5],[2,7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5],[2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5],[7,2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5],[7,8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5],[8,2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5],[8,7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7],[2,5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7],[2,8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7],[5,2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7],[5,8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7],[8,2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7],[8,5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8],[2,5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8],[2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8],[5,2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8],[5,7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8],[7,2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8],[7,5,2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2],[5,6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2],[5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2],[6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2],[6,8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2],[8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2],[8,6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5],[2,6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5],[2,8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5],[6,2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5],[6,8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5],[8,2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5],[8,6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6],[2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6],[2,8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6],[5,2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6],[5,8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6],[8,2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6],[8,5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8],[2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8],[2,6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8],[5,2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8],[5,6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8],[6,2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8],[6,5,2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2],[5,6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2],[5,7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2],[6,5,7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2],[6,7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2],[7,5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2],[7,6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5],[2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5],[2,7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5],[6,2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5],[6,7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5],[7,2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5],[7,6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6],[2,5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6],[2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6],[5,2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6],[5,7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6],[7,2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6],[7,5,2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7],[2,5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7],[2,6,5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7],[5,2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7],[5,6,2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7],[6,2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7],[6,5,2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3],[6,7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3],[6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3],[7,6,8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3],[7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3],[8,6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3],[8,7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6],[3,7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6],[3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6],[7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6],[7,8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6],[8,3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6],[8,7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7],[3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7],[3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7],[6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7],[6,8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7],[8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7],[8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8],[3,6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8],[3,7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8],[6,3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8],[6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8],[7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8],[7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2],[6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2],[6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2],[7,6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2],[7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2],[8,6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2],[8,7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6],[2,7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6],[2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6],[7,2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6],[7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6],[8,2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6],[8,7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7],[2,6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7],[2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7],[6,2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7],[6,8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7],[8,2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7],[8,6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8],[2,6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8],[2,7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8],[6,2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8],[6,7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8],[7,2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8],[7,6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2],[3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2],[3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2],[7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2],[7,8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2],[8,3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2],[8,7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3],[2,7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3],[2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3],[7,2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3],[7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3],[8,2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3],[8,7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7],[2,3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7],[2,8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7],[3,2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7],[3,8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7],[8,2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7],[8,3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8],[2,3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8],[2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8],[3,2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8],[3,7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8],[7,2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8],[7,3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2],[3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2],[3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2],[6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2],[6,8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2],[8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2],[8,6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3],[2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3],[2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3],[6,2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3],[6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3],[8,2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3],[8,6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6],[2,3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6],[2,8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6],[3,2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6],[3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6],[8,2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6],[8,3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8],[2,3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8],[2,6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8],[3,2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8],[3,6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8],[6,2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8],[6,3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2],[3,6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2],[3,7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2],[6,3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2],[6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2],[7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2],[7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3],[2,6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3],[2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3],[6,2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3],[6,7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3],[7,2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3],[7,6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6],[2,3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6],[2,7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6],[3,2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6],[3,7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6],[7,2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6],[7,3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7],[2,3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7],[2,6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7],[3,2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7],[3,6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7],[6,2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7],[6,3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3],[5,7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3],[5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3],[7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3],[7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3],[8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3],[8,7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5],[3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5],[3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5],[7,3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5],[7,8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5],[8,3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5],[8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7],[3,5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7],[3,8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7],[5,3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7],[5,8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7],[8,3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7],[8,5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8],[3,5,7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8],[3,7,5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8],[5,3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8],[5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8],[7,3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8],[7,5,3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2],[5,7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2],[5,8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2],[7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2],[7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2],[8,5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2],[8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5],[2,7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5],[2,8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5],[7,2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5],[7,8,2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5],[8,2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5],[8,7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7],[2,5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7],[2,8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7],[5,2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7],[5,8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7],[8,2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7],[8,5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8],[2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8],[2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8],[5,2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8],[5,7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8],[7,2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8],[7,5,2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2],[3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2],[3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2],[7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2],[7,8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2],[8,3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2],[8,7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3],[2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3],[2,8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3],[7,2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3],[7,8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3],[8,2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3],[8,7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7],[2,3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7],[2,8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7],[3,2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7],[3,8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7],[8,2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7],[8,3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8],[2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8],[2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8],[3,2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8],[3,7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8],[7,2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8],[7,3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2],[3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2],[3,8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2],[5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2],[5,8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2],[8,3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2],[8,5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3],[2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3],[2,8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3],[5,2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3],[5,8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3],[8,2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3],[8,5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5],[2,3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5],[2,8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5],[3,2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5],[3,8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5],[8,2,3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5],[8,3,2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8],[2,3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8],[2,5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8],[3,2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8],[3,5,2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8],[5,2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8],[5,3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2],[3,5,7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2],[3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2],[5,3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2],[5,7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2],[7,3,5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2],[7,5,3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3],[2,5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3],[2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3],[5,2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3],[5,7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3],[7,2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3],[7,5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5],[2,3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5],[2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5],[3,2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5],[3,7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5],[7,2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5],[7,3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7],[2,3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7],[2,5,3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7],[3,2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7],[3,5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7],[5,2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7],[5,3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3],[5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3],[5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3],[6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3],[6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3],[8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3],[8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5],[3,6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5],[3,8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5],[6,3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5],[6,8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5],[8,3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5],[8,6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6],[3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6],[3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6],[5,3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6],[5,8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6],[8,3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6],[8,5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8],[3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8],[3,6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8],[5,3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8],[5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8],[6,3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8],[6,5,3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2],[5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2],[5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2],[6,5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2],[6,8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2],[8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2],[8,6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5],[2,6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5],[2,8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5],[6,2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5],[6,8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5],[8,2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5],[8,6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6],[2,5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6],[2,8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6],[5,2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6],[5,8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6],[8,2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6],[8,5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8],[2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8],[2,6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8],[5,2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8],[5,6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8],[6,2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8],[6,5,2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2],[3,6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2],[3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2],[6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2],[6,8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2],[8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2],[8,6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3],[2,6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3],[2,8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3],[6,2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3],[6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3],[8,2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3],[8,6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6],[2,3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6],[2,8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6],[3,2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6],[3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6],[8,2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6],[8,3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8],[2,3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8],[2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8],[3,2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8],[3,6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8],[6,2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8],[6,3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2],[3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2],[3,8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2],[5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2],[5,8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2],[8,3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2],[8,5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3],[2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3],[2,8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3],[5,2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3],[5,8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3],[8,2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3],[8,5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5],[2,3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5],[2,8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5],[3,2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5],[3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5],[8,2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5],[8,3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8],[2,3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8],[2,5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8],[3,2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8],[3,5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8],[5,2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8],[5,3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2],[3,5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2],[3,6,5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2],[5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2],[5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2],[6,3,5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2],[6,5,3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3],[2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3],[2,6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3],[5,2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3],[5,6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3],[6,2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3],[6,5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5],[2,3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5],[2,6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5],[3,2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5],[3,6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5],[6,2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5],[6,3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6],[2,3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6],[2,5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6],[3,2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6],[3,5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6],[5,2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6],[5,3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3],[5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3],[5,7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3],[6,5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3],[6,7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3],[7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3],[7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5],[3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5],[3,7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5],[6,3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5],[6,7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5],[7,3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5],[7,6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6],[3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6],[3,7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6],[5,3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6],[5,7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6],[7,3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6],[7,5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7],[3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7],[3,6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7],[5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7],[5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7],[6,3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7],[6,5,3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2],[5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2],[5,7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2],[6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2],[6,7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2],[7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2],[7,6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5],[2,6,7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5],[2,7,6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5],[6,2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5],[6,7,2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5],[7,2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5],[7,6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6],[2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6],[2,7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6],[5,2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6],[5,7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6],[7,2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6],[7,5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7],[2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7],[2,6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7],[5,2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7],[5,6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7],[6,2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7],[6,5,2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2],[3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2],[3,7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2],[6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2],[6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2],[7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2],[7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3],[2,6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3],[2,7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3],[6,2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3],[6,7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3],[7,2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3],[7,6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6],[2,3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6],[2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6],[3,2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6],[3,7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6],[7,2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6],[7,3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7],[2,3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7],[2,6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7],[3,2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7],[3,6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7],[6,2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7],[6,3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2],[3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2],[3,7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2],[5,3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2],[5,7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2],[7,3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2],[7,5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3],[2,5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3],[2,7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3],[5,2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3],[5,7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3],[7,2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3],[7,5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5],[2,3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5],[2,7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5],[3,2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5],[3,7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5],[7,2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5],[7,3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7],[2,3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7],[2,5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7],[3,2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7],[3,5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7],[5,2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7],[5,3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2],[3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2],[3,6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2],[5,3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2],[5,6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2],[6,3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2],[6,5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3],[2,5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3],[2,6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3],[5,2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3],[5,6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3],[6,2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3],[6,5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5],[2,3,6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5],[2,6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5],[3,2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5],[3,6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5],[6,2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5],[6,3,2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6],[2,3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6],[2,5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6],[3,2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6],[3,5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6],[5,2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6],[5,3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4],[6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4],[6,8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4],[7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4],[7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4],[8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4],[8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6],[4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6],[4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6],[7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6],[7,8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6],[8,4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6],[8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7],[4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7],[4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7],[6,4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7],[6,8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7],[8,4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7],[8,6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8],[4,6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8],[4,7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8],[6,4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8],[6,7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8],[7,4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8],[7,6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3],[6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3],[6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3],[7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3],[7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3],[8,6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3],[8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6],[3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6],[3,8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6],[7,3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6],[7,8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6],[8,3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6],[8,7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7],[3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7],[3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7],[6,3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7],[6,8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7],[8,3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7],[8,6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8],[3,6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8],[3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8],[6,3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8],[6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8],[7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8],[7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3],[4,7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3],[4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3],[7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3],[7,8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3],[8,4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3],[8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4],[3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4],[3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4],[7,3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4],[7,8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4],[8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4],[8,7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7],[3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7],[3,8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7],[4,3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7],[4,8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7],[8,3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7],[8,4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8],[3,4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8],[3,7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8],[4,3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8],[4,7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8],[7,3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8],[7,4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3],[4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3],[4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3],[6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3],[6,8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3],[8,4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3],[8,6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4],[3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4],[3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4],[6,3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4],[6,8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4],[8,3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4],[8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6],[3,4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6],[3,8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6],[4,3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6],[4,8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6],[8,3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6],[8,4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8],[3,4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8],[3,6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8],[4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8],[4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8],[6,3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8],[6,4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3],[4,6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3],[4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3],[6,4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3],[6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3],[7,4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3],[7,6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4],[3,6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4],[3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4],[6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4],[6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4],[7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4],[7,6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6],[3,4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6],[3,7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6],[4,3,7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6],[4,7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6],[7,3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6],[7,4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7],[3,4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7],[3,6,4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7],[4,3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7],[4,6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7],[6,3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7],[6,4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4],[6,7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4],[6,8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4],[7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4],[7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4],[8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4],[8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6],[4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6],[4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6],[7,4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6],[7,8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6],[8,4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6],[8,7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7],[4,6,8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7],[4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7],[6,4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7],[6,8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7],[8,4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7],[8,6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8],[4,6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8],[4,7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8],[6,4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8],[6,7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8],[7,4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8],[7,6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2],[6,7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2],[6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2],[7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2],[7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2],[8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2],[8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6],[2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6],[2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6],[7,2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6],[7,8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6],[8,2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6],[8,7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7],[2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7],[2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7],[6,2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7],[6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7],[8,2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7],[8,6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8],[2,6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8],[2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8],[6,2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8],[6,7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8],[7,2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8],[7,6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2],[4,7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2],[4,8,7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2],[7,4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2],[7,8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2],[8,4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2],[8,7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4],[2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4],[2,8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4],[7,2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4],[7,8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4],[8,2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4],[8,7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7],[2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7],[2,8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7],[4,2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7],[4,8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7],[8,2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7],[8,4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8],[2,4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8],[2,7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8],[4,2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8],[4,7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8],[7,2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8],[7,4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2],[4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2],[4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2],[6,4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2],[6,8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2],[8,4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2],[8,6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4],[2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4],[2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4],[6,2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4],[6,8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4],[8,2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4],[8,6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6],[2,4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6],[2,8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6],[4,2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6],[4,8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6],[8,2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6],[8,4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8],[2,4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8],[2,6,4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8],[4,2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8],[4,6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8],[6,2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8],[6,4,2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2],[4,6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2],[4,7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2],[6,4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2],[6,7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2],[7,4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2],[7,6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4],[2,6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4],[2,7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4],[6,2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4],[6,7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4],[7,2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4],[7,6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6],[2,4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6],[2,7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6],[4,2,7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6],[4,7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6],[7,2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6],[7,4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7],[2,4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7],[2,6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7],[4,2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7],[4,6,2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7],[6,2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7],[6,4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3],[6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3],[6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3],[7,6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3],[7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3],[8,6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3],[8,7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6],[3,7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6],[3,8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6],[7,3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6],[7,8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6],[8,3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6],[8,7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7],[3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7],[3,8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7],[6,3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7],[6,8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7],[8,3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7],[8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8],[3,6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8],[3,7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8],[6,3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8],[6,7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8],[7,3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8],[7,6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2],[6,7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2],[6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2],[7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2],[7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2],[8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2],[8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6],[2,7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6],[2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6],[7,2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6],[7,8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6],[8,2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6],[8,7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7],[2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7],[2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7],[6,2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7],[6,8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7],[8,2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7],[8,6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8],[2,6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8],[2,7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8],[6,2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8],[6,7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8],[7,2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8],[7,6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2],[3,7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2],[3,8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2],[7,3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2],[7,8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2],[8,3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2],[8,7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3],[2,7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3],[2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3],[7,2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3],[7,8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3],[8,2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3],[8,7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7],[2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7],[2,8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7],[3,2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7],[3,8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7],[8,2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7],[8,3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8],[2,3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8],[2,7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8],[3,2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8],[3,7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8],[7,2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8],[7,3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2],[3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2],[3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2],[6,3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2],[6,8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2],[8,3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2],[8,6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3],[2,6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3],[2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3],[6,2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3],[6,8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3],[8,2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3],[8,6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6],[2,3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6],[2,8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6],[3,2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6],[3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6],[8,2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6],[8,3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8],[2,3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8],[2,6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8],[3,2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8],[3,6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8],[6,2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8],[6,3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8,2],[3,6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8,2],[3,7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8,2],[6,3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8,2],[6,7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8,2],[7,3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8,2],[7,6,3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8,3],[2,6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8,3],[2,7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8,3],[6,2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8,3],[6,7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8,3],[7,2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8,3],[7,6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8,6],[2,3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8,6],[2,7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8,6],[3,2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8,6],[3,7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8,6],[7,2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8,6],[7,3,2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8,7],[2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8,7],[2,6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8,7],[3,2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8,7],[3,6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8,7],[6,2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8,7],[6,3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2,3],[4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2,3],[4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2,3],[7,4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2,3],[7,8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2,3],[8,4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2,3],[8,7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2,4],[3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2,4],[3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2,4],[7,3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2,4],[7,8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2,4],[8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2,4],[8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2,7],[3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2,7],[3,8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2,7],[4,3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2,7],[4,8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2,7],[8,3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2,7],[8,4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2,8],[3,4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2,8],[3,7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2,8],[4,3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2,8],[4,7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2,8],[7,3,4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2,8],[7,4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3,2],[4,7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3,2],[4,8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3,2],[7,4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3,2],[7,8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3,2],[8,4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3,2],[8,7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3,4],[2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3,4],[2,8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3,4],[7,2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3,4],[7,8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3,4],[8,2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3,4],[8,7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3,7],[2,4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3,7],[2,8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3,7],[4,2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3,7],[4,8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3,7],[8,2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3,7],[8,4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3,8],[2,4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3,8],[2,7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3,8],[4,2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3,8],[4,7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3,8],[7,2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3,8],[7,4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4,2],[3,7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4,2],[3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4,2],[7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4,2],[7,8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4,2],[8,3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4,2],[8,7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4,3],[2,7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4,3],[2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4,3],[7,2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4,3],[7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4,3],[8,2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4,3],[8,7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4,7],[2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4,7],[2,8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4,7],[3,2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4,7],[3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4,7],[8,2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4,7],[8,3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4,8],[2,3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4,8],[2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4,8],[3,2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4,8],[3,7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4,8],[7,2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4,8],[7,3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7,2],[3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7,2],[3,8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7,2],[4,3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7,2],[4,8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7,2],[8,3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7,2],[8,4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7,3],[2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7,3],[2,8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7,3],[4,2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7,3],[4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7,3],[8,2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7,3],[8,4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7,4],[2,3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7,4],[2,8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7,4],[3,2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7,4],[3,8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7,4],[8,2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7,4],[8,3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7,8],[2,3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7,8],[2,4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7,8],[3,2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7,8],[3,4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7,8],[4,2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7,8],[4,3,2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8,2],[3,4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8,2],[3,7,4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8,2],[4,3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8,2],[4,7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8,2],[7,3,4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8,2],[7,4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8,3],[2,4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8,3],[2,7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8,3],[4,2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8,3],[4,7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8,3],[7,2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8,3],[7,4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8,4],[2,3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8,4],[2,7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8,4],[3,2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8,4],[3,7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8,4],[7,2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8,4],[7,3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8,7],[2,3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8,7],[2,4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8,7],[3,2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8,7],[3,4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8,7],[4,2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8,7],[4,3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2,3],[4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2,3],[4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2,3],[6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2,3],[6,8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2,3],[8,4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2,3],[8,6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2,4],[3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2,4],[3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2,4],[6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2,4],[6,8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2,4],[8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2,4],[8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2,6],[3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2,6],[3,8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2,6],[4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2,6],[4,8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2,6],[8,3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2,6],[8,4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2,8],[3,4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2,8],[3,6,4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2,8],[4,3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2,8],[4,6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2,8],[6,3,4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2,8],[6,4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3,2],[4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3,2],[4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3,2],[6,4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3,2],[6,8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3,2],[8,4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3,2],[8,6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3,4],[2,6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3,4],[2,8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3,4],[6,2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3,4],[6,8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3,4],[8,2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3,4],[8,6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3,6],[2,4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3,6],[2,8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3,6],[4,2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3,6],[4,8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3,6],[8,2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3,6],[8,4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3,8],[2,4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3,8],[2,6,4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3,8],[4,2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3,8],[4,6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3,8],[6,2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3,8],[6,4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4,2],[3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4,2],[3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4,2],[6,3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4,2],[6,8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4,2],[8,3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4,2],[8,6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4,3],[2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4,3],[2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4,3],[6,2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4,3],[6,8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4,3],[8,2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4,3],[8,6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4,6],[2,3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4,6],[2,8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4,6],[3,2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4,6],[3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4,6],[8,2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4,6],[8,3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4,8],[2,3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4,8],[2,6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4,8],[3,2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4,8],[3,6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4,8],[6,2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4,8],[6,3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6,2],[3,4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6,2],[3,8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6,2],[4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6,2],[4,8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6,2],[8,3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6,2],[8,4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6,3],[2,4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6,3],[2,8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6,3],[4,2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6,3],[4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6,3],[8,2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6,3],[8,4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6,4],[2,3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6,4],[2,8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6,4],[3,2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6,4],[3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6,4],[8,2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6,4],[8,3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6,8],[2,3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6,8],[2,4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6,8],[3,2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6,8],[3,4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6,8],[4,2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6,8],[4,3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8,2],[3,4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8,2],[3,6,4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8,2],[4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8,2],[4,6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8,2],[6,3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8,2],[6,4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8,3],[2,4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8,3],[2,6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8,3],[4,2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8,3],[4,6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8,3],[6,2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8,3],[6,4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8,4],[2,3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8,4],[2,6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8,4],[3,2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8,4],[3,6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8,4],[6,2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8,4],[6,3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8,6],[2,3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8,6],[2,4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8,6],[3,2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8,6],[3,4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8,6],[4,2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8,6],[4,3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2,3],[4,6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2,3],[4,7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2,3],[6,4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2,3],[6,7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2,3],[7,4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2,3],[7,6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2,4],[3,6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2,4],[3,7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2,4],[6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2,4],[6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2,4],[7,3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2,4],[7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2,6],[3,4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2,6],[3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2,6],[4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2,6],[4,7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2,6],[7,3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2,6],[7,4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2,7],[3,4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2,7],[3,6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2,7],[4,3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2,7],[4,6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2,7],[6,3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2,7],[6,4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3,2],[4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3,2],[4,7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3,2],[6,4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3,2],[6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3,2],[7,4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3,2],[7,6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3,4],[2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3,4],[2,7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3,4],[6,2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3,4],[6,7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3,4],[7,2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3,4],[7,6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3,6],[2,4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3,6],[2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3,6],[4,2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3,6],[4,7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3,6],[7,2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3,6],[7,4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3,7],[2,4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3,7],[2,6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3,7],[4,2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3,7],[4,6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3,7],[6,2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3,7],[6,4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4,2],[3,6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4,2],[3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4,2],[6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4,2],[6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4,2],[7,3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4,2],[7,6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4,3],[2,6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4,3],[2,7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4,3],[6,2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4,3],[6,7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4,3],[7,2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4,3],[7,6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4,6],[2,3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4,6],[2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4,6],[3,2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4,6],[3,7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4,6],[7,2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4,6],[7,3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4,7],[2,3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4,7],[2,6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4,7],[3,2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4,7],[3,6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4,7],[6,2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4,7],[6,3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6,2],[3,4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6,2],[3,7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6,2],[4,3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6,2],[4,7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6,2],[7,3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6,2],[7,4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6,3],[2,4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6,3],[2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6,3],[4,2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6,3],[4,7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6,3],[7,2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6,3],[7,4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6,4],[2,3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6,4],[2,7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6,4],[3,2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6,4],[3,7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6,4],[7,2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6,4],[7,3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6,7],[2,3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6,7],[2,4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6,7],[3,2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6,7],[3,4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6,7],[4,2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6,7],[4,3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7,2],[3,4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7,2],[3,6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7,2],[4,3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7,2],[4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7,2],[6,3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7,2],[6,4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7,3],[2,4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7,3],[2,6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7,3],[4,2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7,3],[4,6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7,3],[6,2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7,3],[6,4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7,4],[2,3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7,4],[2,6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7,4],[3,2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7,4],[3,6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7,4],[6,2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7,4],[6,3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7,6],[2,3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7,6],[2,4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7,6],[3,2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7,6],[3,4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7,6],[4,2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7,6],[4,3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3,4],[5,7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3,4],[5,8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3,4],[7,5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3,4],[7,8,5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3,4],[8,5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3,4],[8,7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3,5],[4,7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3,5],[4,8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3,5],[7,4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3,5],[7,8,4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3,5],[8,4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3,5],[8,7,4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3,7],[4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3,7],[4,8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3,7],[5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3,7],[5,8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3,7],[8,4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3,7],[8,5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3,8],[4,5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3,8],[4,7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3,8],[5,4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3,8],[5,7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3,8],[7,4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3,8],[7,5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4,3],[5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4,3],[5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4,3],[7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4,3],[7,8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4,3],[8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4,3],[8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4,5],[3,7,8],[]] <text:s text:c="3"/>Moves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4,5],[3,8,7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4,5],[7,3,8],[]] <text:s text:c="3"/>Moves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4,5],[7,8,3],[]] <text:s text:c="3"/>Moves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4,5],[8,3,7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4,5],[8,7,3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4,7],[3,5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4,7],[3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4,7],[5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4,7],[5,8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4,7],[8,3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4,7],[8,5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4,8],[3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4,8],[3,7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4,8],[5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4,8],[5,7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4,8],[7,3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4,8],[7,5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5,3],[4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5,3],[4,8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5,3],[7,4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5,3],[7,8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5,3],[8,4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5,3],[8,7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5,4],[3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5,4],[3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5,4],[7,3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5,4],[7,8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5,4],[8,3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5,4],[8,7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5,7],[3,4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5,7],[3,8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5,7],[4,3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5,7],[4,8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5,7],[8,3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5,7],[8,4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5,8],[3,4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5,8],[3,7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5,8],[4,3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5,8],[4,7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5,8],[7,3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5,8],[7,4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7,3],[4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7,3],[4,8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7,3],[5,4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7,3],[5,8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7,3],[8,4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7,3],[8,5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7,4],[3,5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7,4],[3,8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7,4],[5,3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7,4],[5,8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7,4],[8,3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7,4],[8,5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7,5],[3,4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7,5],[3,8,4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7,5],[4,3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7,5],[4,8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7,5],[8,3,4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7,5],[8,4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7,8],[3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7,8],[3,5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7,8],[4,3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7,8],[4,5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7,8],[5,3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7,8],[5,4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8,3],[4,5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8,3],[4,7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8,3],[5,4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8,3],[5,7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8,3],[7,4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8,3],[7,5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8,4],[3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8,4],[3,7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8,4],[5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8,4],[5,7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8,4],[7,3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8,4],[7,5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8,5],[3,4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8,5],[3,7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8,5],[4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8,5],[4,7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8,5],[7,3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8,5],[7,4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8,7],[3,4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8,7],[3,5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8,7],[4,3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8,7],[4,5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8,7],[5,3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8,7],[5,4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2,4],[5,7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2,4],[5,8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2,4],[7,5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2,4],[7,8,5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2,4],[8,5,7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2,4],[8,7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2,5],[4,7,8],[]] <text:s text:c="3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2,5],[4,8,7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2,5],[7,4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2,5],[7,8,4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2,5],[8,4,7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2,5],[8,7,4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2,7],[4,5,8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2,7],[4,8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2,7],[5,4,8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2,7],[5,8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2,7],[8,4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2,7],[8,5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2,8],[4,5,7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2,8],[4,7,5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2,8],[5,4,7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2,8],[5,7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2,8],[7,4,5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2,8],[7,5,4],[]] <text:s text:c="3"/>Moves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4,2],[5,7,8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4,2],[5,8,7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4,2],[7,5,8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4,2],[7,8,5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4,2],[8,5,7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4,2],[8,7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4,5],[2,7,8],[]] <text:s text:c="3"/>Moves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4,5],[2,8,7],[]] <text:s text:c="3"/>Moves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4,5],[7,2,8],[]] <text:s text:c="3"/>Moves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4,5],[7,8,2],[]] <text:s text:c="3"/>Moves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4,5],[8,2,7],[]] <text:s text:c="3"/>Moves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4,5],[8,7,2],[]] <text:s text:c="3"/>Moves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4,7],[2,5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4,7],[2,8,5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4,7],[5,2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4,7],[5,8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4,7],[8,2,5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4,7],[8,5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4,8],[2,5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4,8],[2,7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4,8],[5,2,7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4,8],[5,7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4,8],[7,2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4,8],[7,5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5,2],[4,7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5,2],[4,8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5,2],[7,4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5,2],[7,8,4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5,2],[8,4,7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5,2],[8,7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5,4],[2,7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5,4],[2,8,7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5,4],[7,2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5,4],[7,8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5,4],[8,2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5,4],[8,7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5,7],[2,4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5,7],[2,8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5,7],[4,2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5,7],[4,8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5,7],[8,2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5,7],[8,4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5,8],[2,4,7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5,8],[2,7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5,8],[4,2,7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5,8],[4,7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5,8],[7,2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5,8],[7,4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7,2],[4,5,8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7,2],[4,8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7,2],[5,4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7,2],[5,8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7,2],[8,4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7,2],[8,5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7,4],[2,5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7,4],[2,8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7,4],[5,2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7,4],[5,8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7,4],[8,2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7,4],[8,5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7,5],[2,4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7,5],[2,8,4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7,5],[4,2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7,5],[4,8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7,5],[8,2,4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7,5],[8,4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7,8],[2,4,5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7,8],[2,5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7,8],[4,2,5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7,8],[4,5,2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7,8],[5,2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7,8],[5,4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8,2],[4,5,7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8,2],[4,7,5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8,2],[5,4,7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8,2],[5,7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8,2],[7,4,5],[]] <text:s text:c="3"/>Moves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8,2],[7,5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8,4],[2,5,7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8,4],[2,7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8,4],[5,2,7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8,4],[5,7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8,4],[7,2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8,4],[7,5,2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8,5],[2,4,7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8,5],[2,7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8,5],[4,2,7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8,5],[4,7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8,5],[7,2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8,5],[7,4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8,7],[2,4,5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8,7],[2,5,4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8,7],[4,2,5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8,7],[4,5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8,7],[5,2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8,7],[5,4,2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2,3],[5,7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2,3],[5,8,7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2,3],[7,5,8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2,3],[7,8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2,3],[8,5,7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2,3],[8,7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2,5],[3,7,8],[]] <text:s text:c="3"/>Moves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2,5],[3,8,7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2,5],[7,3,8],[]] <text:s text:c="3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2,5],[7,8,3],[]] <text:s text:c="3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2,5],[8,3,7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2,5],[8,7,3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2,7],[3,5,8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2,7],[3,8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2,7],[5,3,8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2,7],[5,8,3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2,7],[8,3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2,7],[8,5,3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2,8],[3,5,7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2,8],[3,7,5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2,8],[5,3,7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2,8],[5,7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2,8],[7,3,5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2,8],[7,5,3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3,2],[5,7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3,2],[5,8,7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3,2],[7,5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3,2],[7,8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3,2],[8,5,7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3,2],[8,7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3,5],[2,7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3,5],[2,8,7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3,5],[7,2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3,5],[7,8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3,5],[8,2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3,5],[8,7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3,7],[2,5,8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3,7],[2,8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3,7],[5,2,8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3,7],[5,8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3,7],[8,2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3,7],[8,5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3,8],[2,5,7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3,8],[2,7,5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3,8],[5,2,7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3,8],[5,7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3,8],[7,2,5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3,8],[7,5,2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5,2],[3,7,8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5,2],[3,8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5,2],[7,3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5,2],[7,8,3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5,2],[8,3,7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5,2],[8,7,3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5,3],[2,7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5,3],[2,8,7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5,3],[7,2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5,3],[7,8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5,3],[8,2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5,3],[8,7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5,7],[2,3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5,7],[2,8,3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5,7],[3,2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5,7],[3,8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5,7],[8,2,3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5,7],[8,3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5,8],[2,3,7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5,8],[2,7,3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5,8],[3,2,7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5,8],[3,7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5,8],[7,2,3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5,8],[7,3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7,2],[3,5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7,2],[3,8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7,2],[5,3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7,2],[5,8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7,2],[8,3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7,2],[8,5,3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7,3],[2,5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7,3],[2,8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7,3],[5,2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7,3],[5,8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7,3],[8,2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7,3],[8,5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7,5],[2,3,8],[]] <text:s text:c="3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7,5],[2,8,3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7,5],[3,2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7,5],[3,8,2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7,5],[8,2,3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7,5],[8,3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7,8],[2,3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7,8],[2,5,3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7,8],[3,2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7,8],[3,5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7,8],[5,2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7,8],[5,3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8,2],[3,5,7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8,2],[3,7,5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8,2],[5,3,7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8,2],[5,7,3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8,2],[7,3,5],[]] <text:s text:c="3"/>Moves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8,2],[7,5,3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8,3],[2,5,7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8,3],[2,7,5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8,3],[5,2,7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8,3],[5,7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8,3],[7,2,5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8,3],[7,5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8,5],[2,3,7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8,5],[2,7,3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8,5],[3,2,7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8,5],[3,7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8,5],[7,2,3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8,5],[7,3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8,7],[2,3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8,7],[2,5,3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8,7],[3,2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8,7],[3,5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8,7],[5,2,3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8,7],[5,3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2,3],[4,7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2,3],[4,8,7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2,3],[7,4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2,3],[7,8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2,3],[8,4,7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2,3],[8,7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2,4],[3,7,8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2,4],[3,8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2,4],[7,3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2,4],[7,8,3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2,4],[8,3,7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2,4],[8,7,3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2,7],[3,4,8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2,7],[3,8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2,7],[4,3,8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2,7],[4,8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2,7],[8,3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2,7],[8,4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2,8],[3,4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2,8],[3,7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2,8],[4,3,7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2,8],[4,7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2,8],[7,3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2,8],[7,4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3,2],[4,7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3,2],[4,8,7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3,2],[7,4,8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3,2],[7,8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3,2],[8,4,7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3,2],[8,7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3,4],[2,7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3,4],[2,8,7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3,4],[7,2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3,4],[7,8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3,4],[8,2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3,4],[8,7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3,7],[2,4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3,7],[2,8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3,7],[4,2,8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3,7],[4,8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3,7],[8,2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3,7],[8,4,2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3,8],[2,4,7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3,8],[2,7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3,8],[4,2,7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3,8],[4,7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3,8],[7,2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3,8],[7,4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4,2],[3,7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4,2],[3,8,7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4,2],[7,3,8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4,2],[7,8,3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4,2],[8,3,7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4,2],[8,7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4,3],[2,7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4,3],[2,8,7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4,3],[7,2,8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4,3],[7,8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4,3],[8,2,7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4,3],[8,7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4,7],[2,3,8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4,7],[2,8,3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4,7],[3,2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4,7],[3,8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4,7],[8,2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4,7],[8,3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4,8],[2,3,7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4,8],[2,7,3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4,8],[3,2,7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4,8],[3,7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4,8],[7,2,3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4,8],[7,3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7,2],[3,4,8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7,2],[3,8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7,2],[4,3,8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7,2],[4,8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7,2],[8,3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7,2],[8,4,3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7,3],[2,4,8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7,3],[2,8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7,3],[4,2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7,3],[4,8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7,3],[8,2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7,3],[8,4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7,4],[2,3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7,4],[2,8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7,4],[3,2,8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7,4],[3,8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7,4],[8,2,3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7,4],[8,3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7,8],[2,3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7,8],[2,4,3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7,8],[3,2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7,8],[3,4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7,8],[4,2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7,8],[4,3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8,2],[3,4,7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8,2],[3,7,4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8,2],[4,3,7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8,2],[4,7,3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8,2],[7,3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8,2],[7,4,3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8,3],[2,4,7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8,3],[2,7,4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8,3],[4,2,7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8,3],[4,7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8,3],[7,2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8,3],[7,4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8,4],[2,3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8,4],[2,7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8,4],[3,2,7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8,4],[3,7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8,4],[7,2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8,4],[7,3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8,7],[2,3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8,7],[2,4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8,7],[3,2,4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8,7],[3,4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8,7],[4,2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8,7],[4,3,2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2,3],[4,5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2,3],[4,8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2,3],[5,4,8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2,3],[5,8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2,3],[8,4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2,3],[8,5,4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2,4],[3,5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2,4],[3,8,5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2,4],[5,3,8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2,4],[5,8,3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2,4],[8,3,5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2,4],[8,5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2,5],[3,4,8],[]] <text:s text:c="3"/>Moves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2,5],[3,8,4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2,5],[4,3,8],[]] <text:s text:c="3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2,5],[4,8,3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2,5],[8,3,4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2,5],[8,4,3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2,8],[3,4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2,8],[3,5,4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2,8],[4,3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2,8],[4,5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2,8],[5,3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2,8],[5,4,3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3,2],[4,5,8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3,2],[4,8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3,2],[5,4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3,2],[5,8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3,2],[8,4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3,2],[8,5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3,4],[2,5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3,4],[2,8,5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3,4],[5,2,8],[]] <text:s text:c="3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3,4],[5,8,2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3,4],[8,2,5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3,4],[8,5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3,5],[2,4,8],[]] <text:s text:c="3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3,5],[2,8,4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3,5],[4,2,8],[]] <text:s text:c="3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3,5],[4,8,2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3,5],[8,2,4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3,5],[8,4,2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3,8],[2,4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3,8],[2,5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3,8],[4,2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3,8],[4,5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3,8],[5,2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3,8],[5,4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4,2],[3,5,8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4,2],[3,8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4,2],[5,3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4,2],[5,8,3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4,2],[8,3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4,2],[8,5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4,3],[2,5,8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4,3],[2,8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4,3],[5,2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4,3],[5,8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4,3],[8,2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4,3],[8,5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4,5],[2,3,8],[]] <text:s text:c="3"/>Moves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4,5],[2,8,3],[]] <text:s text:c="3"/>Moves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4,5],[3,2,8],[]] <text:s text:c="3"/>Moves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4,5],[3,8,2],[]] <text:s text:c="3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4,5],[8,2,3],[]] <text:s text:c="3"/>Moves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4,5],[8,3,2],[]] <text:s text:c="3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4,8],[2,3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4,8],[2,5,3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4,8],[3,2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4,8],[3,5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4,8],[5,2,3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4,8],[5,3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5,2],[3,4,8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5,2],[3,8,4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5,2],[4,3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5,2],[4,8,3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5,2],[8,3,4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5,2],[8,4,3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5,3],[2,4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5,3],[2,8,4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5,3],[4,2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5,3],[4,8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5,3],[8,2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5,3],[8,4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5,4],[2,3,8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5,4],[2,8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5,4],[3,2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5,4],[3,8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5,4],[8,2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5,4],[8,3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5,8],[2,3,4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5,8],[2,4,3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5,8],[3,2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5,8],[3,4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5,8],[4,2,3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5,8],[4,3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8,2],[3,4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8,2],[3,5,4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8,2],[4,3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8,2],[4,5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8,2],[5,3,4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8,2],[5,4,3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8,3],[2,4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8,3],[2,5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8,3],[4,2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8,3],[4,5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8,3],[5,2,4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8,3],[5,4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8,4],[2,3,5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8,4],[2,5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8,4],[3,2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8,4],[3,5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8,4],[5,2,3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8,4],[5,3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8,5],[2,3,4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8,5],[2,4,3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8,5],[3,2,4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8,5],[3,4,2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8,5],[4,2,3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8,5],[4,3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2,3],[4,5,7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2,3],[4,7,5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2,3],[5,4,7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2,3],[5,7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2,3],[7,4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2,3],[7,5,4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2,4],[3,5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2,4],[3,7,5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2,4],[5,3,7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2,4],[5,7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2,4],[7,3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2,4],[7,5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2,5],[3,4,7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2,5],[3,7,4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2,5],[4,3,7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2,5],[4,7,3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2,5],[7,3,4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2,5],[7,4,3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2,7],[3,4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2,7],[3,5,4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2,7],[4,3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2,7],[4,5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2,7],[5,3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2,7],[5,4,3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3,2],[4,5,7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3,2],[4,7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3,2],[5,4,7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3,2],[5,7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3,2],[7,4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3,2],[7,5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3,4],[2,5,7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3,4],[2,7,5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3,4],[5,2,7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3,4],[5,7,2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3,4],[7,2,5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3,4],[7,5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3,5],[2,4,7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3,5],[2,7,4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3,5],[4,2,7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3,5],[4,7,2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3,5],[7,2,4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3,5],[7,4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3,7],[2,4,5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3,7],[2,5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3,7],[4,2,5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3,7],[4,5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3,7],[5,2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3,7],[5,4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4,2],[3,5,7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4,2],[3,7,5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4,2],[5,3,7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4,2],[5,7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4,2],[7,3,5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4,2],[7,5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4,3],[2,5,7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4,3],[2,7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4,3],[5,2,7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4,3],[5,7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4,3],[7,2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4,3],[7,5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4,5],[2,3,7],[]] <text:s text:c="3"/>Moves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4,5],[2,7,3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4,5],[3,2,7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4,5],[3,7,2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4,5],[7,2,3],[]] <text:s text:c="3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4,5],[7,3,2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4,7],[2,3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4,7],[2,5,3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4,7],[3,2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4,7],[3,5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4,7],[5,2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4,7],[5,3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5,2],[3,4,7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5,2],[3,7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5,2],[4,3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5,2],[4,7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5,2],[7,3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5,2],[7,4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5,3],[2,4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5,3],[2,7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5,3],[4,2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5,3],[4,7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5,3],[7,2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5,3],[7,4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5,4],[2,3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5,4],[2,7,3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5,4],[3,2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5,4],[3,7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5,4],[7,2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5,4],[7,3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5,7],[2,3,4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5,7],[2,4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5,7],[3,2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5,7],[3,4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5,7],[4,2,3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5,7],[4,3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7,2],[3,4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7,2],[3,5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7,2],[4,3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7,2],[4,5,3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7,2],[5,3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7,2],[5,4,3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7,3],[2,4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7,3],[2,5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7,3],[4,2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7,3],[4,5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7,3],[5,2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7,3],[5,4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7,4],[2,3,5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7,4],[2,5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7,4],[3,2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7,4],[3,5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7,4],[5,2,3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7,4],[5,3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7,5],[2,3,4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7,5],[2,4,3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7,5],[3,2,4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7,5],[3,4,2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7,5],[4,2,3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7,5],[4,3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3,4],[5,6,8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3,4],[5,8,6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3,4],[6,5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3,4],[6,8,5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3,4],[8,5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3,4],[8,6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3,5],[4,6,8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3,5],[4,8,6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3,5],[6,4,8],[]] <text:s text:c="3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3,5],[6,8,4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3,5],[8,4,6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3,5],[8,6,4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3,6],[4,5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3,6],[4,8,5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3,6],[5,4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3,6],[5,8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3,6],[8,4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3,6],[8,5,4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3,8],[4,5,6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3,8],[4,6,5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3,8],[5,4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3,8],[5,6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3,8],[6,4,5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3,8],[6,5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4,3],[5,6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4,3],[5,8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4,3],[6,5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4,3],[6,8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4,3],[8,5,6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4,3],[8,6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4,5],[3,6,8],[]] <text:s text:c="3"/>Moves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4,5],[3,8,6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4,5],[6,3,8],[]] <text:s text:c="3"/>Moves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4,5],[6,8,3],[]] <text:s text:c="3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4,5],[8,3,6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4,5],[8,6,3],[]] <text:s text:c="3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4,6],[3,5,8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4,6],[3,8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4,6],[5,3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4,6],[5,8,3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4,6],[8,3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4,6],[8,5,3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4,8],[3,5,6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4,8],[3,6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4,8],[5,3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4,8],[5,6,3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4,8],[6,3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4,8],[6,5,3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5,3],[4,6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5,3],[4,8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5,3],[6,4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5,3],[6,8,4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5,3],[8,4,6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5,3],[8,6,4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5,4],[3,6,8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5,4],[3,8,6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5,4],[6,3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5,4],[6,8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5,4],[8,3,6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5,4],[8,6,3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5,6],[3,4,8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5,6],[3,8,4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5,6],[4,3,8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5,6],[4,8,3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5,6],[8,3,4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5,6],[8,4,3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5,8],[3,4,6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5,8],[3,6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5,8],[4,3,6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5,8],[4,6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5,8],[6,3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5,8],[6,4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6,3],[4,5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6,3],[4,8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6,3],[5,4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6,3],[5,8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6,3],[8,4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6,3],[8,5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6,4],[3,5,8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6,4],[3,8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6,4],[5,3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6,4],[5,8,3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6,4],[8,3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6,4],[8,5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6,5],[3,4,8],[]] <text:s text:c="3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6,5],[3,8,4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6,5],[4,3,8],[]] <text:s text:c="3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6,5],[4,8,3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6,5],[8,3,4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6,5],[8,4,3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6,8],[3,4,5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6,8],[3,5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6,8],[4,3,5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6,8],[4,5,3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6,8],[5,3,4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6,8],[5,4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8,3],[4,5,6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8,3],[4,6,5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8,3],[5,4,6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8,3],[5,6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8,3],[6,4,5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8,3],[6,5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8,4],[3,5,6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8,4],[3,6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8,4],[5,3,6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8,4],[5,6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8,4],[6,3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8,4],[6,5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8,5],[3,4,6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8,5],[3,6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8,5],[4,3,6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8,5],[4,6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8,5],[6,3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8,5],[6,4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8,6],[3,4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8,6],[3,5,4],[]] <text:s text:c="3"/>Moves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8,6],[4,3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8,6],[4,5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8,6],[5,3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8,6],[5,4,3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2,4],[5,6,8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2,4],[5,8,6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2,4],[6,5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2,4],[6,8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2,4],[8,5,6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2,4],[8,6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2,5],[4,6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2,5],[4,8,6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2,5],[6,4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2,5],[6,8,4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2,5],[8,4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2,5],[8,6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2,6],[4,5,8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2,6],[4,8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2,6],[5,4,8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2,6],[5,8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2,6],[8,4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2,6],[8,5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2,8],[4,5,6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2,8],[4,6,5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2,8],[5,4,6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2,8],[5,6,4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2,8],[6,4,5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2,8],[6,5,4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4,2],[5,6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4,2],[5,8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4,2],[6,5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4,2],[6,8,5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4,2],[8,5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4,2],[8,6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4,5],[2,6,8],[]] <text:s text:c="3"/>Moves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4,5],[2,8,6],[]] <text:s text:c="3"/>Moves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4,5],[6,2,8],[]] <text:s text:c="3"/>Moves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4,5],[6,8,2],[]] <text:s text:c="3"/>Moves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4,5],[8,2,6],[]] <text:s text:c="3"/>Moves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4,5],[8,6,2],[]] <text:s text:c="3"/>Moves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4,6],[2,5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4,6],[2,8,5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4,6],[5,2,8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4,6],[5,8,2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4,6],[8,2,5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4,6],[8,5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4,8],[2,5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4,8],[2,6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4,8],[5,2,6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4,8],[5,6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4,8],[6,2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4,8],[6,5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5,2],[4,6,8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5,2],[4,8,6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5,2],[6,4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5,2],[6,8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5,2],[8,4,6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5,2],[8,6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5,4],[2,6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5,4],[2,8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5,4],[6,2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5,4],[6,8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5,4],[8,2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5,4],[8,6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5,6],[2,4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5,6],[2,8,4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5,6],[4,2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5,6],[4,8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5,6],[8,2,4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5,6],[8,4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5,8],[2,4,6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5,8],[2,6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5,8],[4,2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5,8],[4,6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5,8],[6,2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5,8],[6,4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6,2],[4,5,8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6,2],[4,8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6,2],[5,4,8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6,2],[5,8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6,2],[8,4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6,2],[8,5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6,4],[2,5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6,4],[2,8,5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6,4],[5,2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6,4],[5,8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6,4],[8,2,5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6,4],[8,5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6,5],[2,4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6,5],[2,8,4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6,5],[4,2,8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6,5],[4,8,2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6,5],[8,2,4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6,5],[8,4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6,8],[2,4,5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6,8],[2,5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6,8],[4,2,5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6,8],[4,5,2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6,8],[5,2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6,8],[5,4,2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8,2],[4,5,6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8,2],[4,6,5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8,2],[5,4,6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8,2],[5,6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8,2],[6,4,5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8,2],[6,5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8,4],[2,5,6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8,4],[2,6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8,4],[5,2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8,4],[5,6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8,4],[6,2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8,4],[6,5,2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8,5],[2,4,6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8,5],[2,6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8,5],[4,2,6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8,5],[4,6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8,5],[6,2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8,5],[6,4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8,6],[2,4,5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8,6],[2,5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8,6],[4,2,5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8,6],[4,5,2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8,6],[5,2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8,6],[5,4,2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2,3],[5,6,8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2,3],[5,8,6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2,3],[6,5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2,3],[6,8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2,3],[8,5,6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2,3],[8,6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2,5],[3,6,8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2,5],[3,8,6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2,5],[6,3,8],[]] <text:s text:c="3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2,5],[6,8,3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2,5],[8,3,6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2,5],[8,6,3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2,6],[3,5,8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2,6],[3,8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2,6],[5,3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2,6],[5,8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2,6],[8,3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2,6],[8,5,3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2,8],[3,5,6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2,8],[3,6,5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2,8],[5,3,6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2,8],[5,6,3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2,8],[6,3,5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2,8],[6,5,3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3,2],[5,6,8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3,2],[5,8,6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3,2],[6,5,8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3,2],[6,8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3,2],[8,5,6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3,2],[8,6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3,5],[2,6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3,5],[2,8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3,5],[6,2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3,5],[6,8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3,5],[8,2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3,5],[8,6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3,6],[2,5,8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3,6],[2,8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3,6],[5,2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3,6],[5,8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3,6],[8,2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3,6],[8,5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3,8],[2,5,6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3,8],[2,6,5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3,8],[5,2,6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3,8],[5,6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3,8],[6,2,5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3,8],[6,5,2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5,2],[3,6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5,2],[3,8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5,2],[6,3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5,2],[6,8,3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5,2],[8,3,6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5,2],[8,6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5,3],[2,6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5,3],[2,8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5,3],[6,2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5,3],[6,8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5,3],[8,2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5,3],[8,6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5,6],[2,3,8],[]] <text:s text:c="3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5,6],[2,8,3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5,6],[3,2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5,6],[3,8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5,6],[8,2,3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5,6],[8,3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5,8],[2,3,6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5,8],[2,6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5,8],[3,2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5,8],[3,6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5,8],[6,2,3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5,8],[6,3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6,2],[3,5,8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6,2],[3,8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6,2],[5,3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6,2],[5,8,3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6,2],[8,3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6,2],[8,5,3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6,3],[2,5,8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6,3],[2,8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6,3],[5,2,8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6,3],[5,8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6,3],[8,2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6,3],[8,5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6,5],[2,3,8],[]] <text:s text:c="3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6,5],[2,8,3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6,5],[3,2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6,5],[3,8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6,5],[8,2,3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6,5],[8,3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6,8],[2,3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6,8],[2,5,3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6,8],[3,2,5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6,8],[3,5,2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6,8],[5,2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6,8],[5,3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8,2],[3,5,6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8,2],[3,6,5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8,2],[5,3,6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8,2],[5,6,3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8,2],[6,3,5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8,2],[6,5,3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8,3],[2,5,6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8,3],[2,6,5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8,3],[5,2,6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8,3],[5,6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8,3],[6,2,5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8,3],[6,5,2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8,5],[2,3,6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8,5],[2,6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8,5],[3,2,6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8,5],[3,6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8,5],[6,2,3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8,5],[6,3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8,6],[2,3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8,6],[2,5,3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8,6],[3,2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8,6],[3,5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8,6],[5,2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8,6],[5,3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2,3],[4,6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2,3],[4,8,6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2,3],[6,4,8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2,3],[6,8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2,3],[8,4,6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2,3],[8,6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2,4],[3,6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2,4],[3,8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2,4],[6,3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2,4],[6,8,3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2,4],[8,3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2,4],[8,6,3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2,6],[3,4,8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2,6],[3,8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2,6],[4,3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2,6],[4,8,3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2,6],[8,3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2,6],[8,4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2,8],[3,4,6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2,8],[3,6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2,8],[4,3,6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2,8],[4,6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2,8],[6,3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2,8],[6,4,3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3,2],[4,6,8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3,2],[4,8,6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3,2],[6,4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3,2],[6,8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3,2],[8,4,6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3,2],[8,6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3,4],[2,6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3,4],[2,8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3,4],[6,2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3,4],[6,8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3,4],[8,2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3,4],[8,6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3,6],[2,4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3,6],[2,8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3,6],[4,2,8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3,6],[4,8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3,6],[8,2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3,6],[8,4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3,8],[2,4,6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3,8],[2,6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3,8],[4,2,6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3,8],[4,6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3,8],[6,2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3,8],[6,4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4,2],[3,6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4,2],[3,8,6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4,2],[6,3,8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4,2],[6,8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4,2],[8,3,6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4,2],[8,6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4,3],[2,6,8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4,3],[2,8,6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4,3],[6,2,8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4,3],[6,8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4,3],[8,2,6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4,3],[8,6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4,6],[2,3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4,6],[2,8,3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4,6],[3,2,8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4,6],[3,8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4,6],[8,2,3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4,6],[8,3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4,8],[2,3,6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4,8],[2,6,3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4,8],[3,2,6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4,8],[3,6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4,8],[6,2,3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4,8],[6,3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6,2],[3,4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6,2],[3,8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6,2],[4,3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6,2],[4,8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6,2],[8,3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6,2],[8,4,3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6,3],[2,4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6,3],[2,8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6,3],[4,2,8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6,3],[4,8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6,3],[8,2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6,3],[8,4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6,4],[2,3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6,4],[2,8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6,4],[3,2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6,4],[3,8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6,4],[8,2,3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6,4],[8,3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6,8],[2,3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6,8],[2,4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6,8],[3,2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6,8],[3,4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6,8],[4,2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6,8],[4,3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8,2],[3,4,6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8,2],[3,6,4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8,2],[4,3,6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8,2],[4,6,3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8,2],[6,3,4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8,2],[6,4,3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8,3],[2,4,6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8,3],[2,6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8,3],[4,2,6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8,3],[4,6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8,3],[6,2,4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8,3],[6,4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8,4],[2,3,6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8,4],[2,6,3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8,4],[3,2,6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8,4],[3,6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8,4],[6,2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8,4],[6,3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8,6],[2,3,4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8,6],[2,4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8,6],[3,2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8,6],[3,4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8,6],[4,2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8,6],[4,3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2,3],[4,5,8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2,3],[4,8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2,3],[5,4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2,3],[5,8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2,3],[8,4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2,3],[8,5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2,4],[3,5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2,4],[3,8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2,4],[5,3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2,4],[5,8,3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2,4],[8,3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2,4],[8,5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2,5],[3,4,8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2,5],[3,8,4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2,5],[4,3,8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2,5],[4,8,3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2,5],[8,3,4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2,5],[8,4,3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2,8],[3,4,5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2,8],[3,5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2,8],[4,3,5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2,8],[4,5,3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2,8],[5,3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2,8],[5,4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3,2],[4,5,8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3,2],[4,8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3,2],[5,4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3,2],[5,8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3,2],[8,4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3,2],[8,5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3,4],[2,5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3,4],[2,8,5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3,4],[5,2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3,4],[5,8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3,4],[8,2,5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3,4],[8,5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3,5],[2,4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3,5],[2,8,4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3,5],[4,2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3,5],[4,8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3,5],[8,2,4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3,5],[8,4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3,8],[2,4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3,8],[2,5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3,8],[4,2,5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3,8],[4,5,2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3,8],[5,2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3,8],[5,4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4,2],[3,5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4,2],[3,8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4,2],[5,3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4,2],[5,8,3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4,2],[8,3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4,2],[8,5,3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4,3],[2,5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4,3],[2,8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4,3],[5,2,8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4,3],[5,8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4,3],[8,2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4,3],[8,5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4,5],[2,3,8],[]] <text:s text:c="3"/>Moves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4,5],[2,8,3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4,5],[3,2,8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4,5],[3,8,2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4,5],[8,2,3],[]] <text:s text:c="3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4,5],[8,3,2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4,8],[2,3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4,8],[2,5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4,8],[3,2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4,8],[3,5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4,8],[5,2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4,8],[5,3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5,2],[3,4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5,2],[3,8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5,2],[4,3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5,2],[4,8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5,2],[8,3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5,2],[8,4,3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5,3],[2,4,8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5,3],[2,8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5,3],[4,2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5,3],[4,8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5,3],[8,2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5,3],[8,4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5,4],[2,3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5,4],[2,8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5,4],[3,2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5,4],[3,8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5,4],[8,2,3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5,4],[8,3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5,8],[2,3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5,8],[2,4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5,8],[3,2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5,8],[3,4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5,8],[4,2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5,8],[4,3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8,2],[3,4,5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8,2],[3,5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8,2],[4,3,5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8,2],[4,5,3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8,2],[5,3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8,2],[5,4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8,3],[2,4,5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8,3],[2,5,4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8,3],[4,2,5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8,3],[4,5,2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8,3],[5,2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8,3],[5,4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8,4],[2,3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8,4],[2,5,3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8,4],[3,2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8,4],[3,5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8,4],[5,2,3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8,4],[5,3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8,5],[2,3,4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8,5],[2,4,3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8,5],[3,2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8,5],[3,4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8,5],[4,2,3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8,5],[4,3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2,3],[4,5,6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2,3],[4,6,5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2,3],[5,4,6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2,3],[5,6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2,3],[6,4,5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2,3],[6,5,4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2,4],[3,5,6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2,4],[3,6,5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2,4],[5,3,6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2,4],[5,6,3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2,4],[6,3,5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2,4],[6,5,3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2,5],[3,4,6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2,5],[3,6,4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2,5],[4,3,6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2,5],[4,6,3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2,5],[6,3,4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2,5],[6,4,3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2,6],[3,4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2,6],[3,5,4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2,6],[4,3,5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2,6],[4,5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2,6],[5,3,4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2,6],[5,4,3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3,2],[4,5,6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3,2],[4,6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3,2],[5,4,6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3,2],[5,6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3,2],[6,4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3,2],[6,5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3,4],[2,5,6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3,4],[2,6,5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3,4],[5,2,6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3,4],[5,6,2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3,4],[6,2,5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3,4],[6,5,2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3,5],[2,4,6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3,5],[2,6,4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3,5],[4,2,6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3,5],[4,6,2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3,5],[6,2,4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3,5],[6,4,2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3,6],[2,4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3,6],[2,5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3,6],[4,2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3,6],[4,5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3,6],[5,2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3,6],[5,4,2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4,2],[3,5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4,2],[3,6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4,2],[5,3,6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4,2],[5,6,3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4,2],[6,3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4,2],[6,5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4,3],[2,5,6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4,3],[2,6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4,3],[5,2,6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4,3],[5,6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4,3],[6,2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4,3],[6,5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4,5],[2,3,6],[]] <text:s text:c="3"/>Moves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4,5],[2,6,3],[]] <text:s text:c="3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4,5],[3,2,6],[]] <text:s text:c="3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4,5],[3,6,2],[]] <text:s text:c="3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4,5],[6,2,3],[]] <text:s text:c="3"/>Moves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4,5],[6,3,2],[]] <text:s text:c="3"/>Moves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4,6],[2,3,5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4,6],[2,5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4,6],[3,2,5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4,6],[3,5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4,6],[5,2,3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4,6],[5,3,2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5,2],[3,4,6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5,2],[3,6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5,2],[4,3,6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5,2],[4,6,3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5,2],[6,3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5,2],[6,4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5,3],[2,4,6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5,3],[2,6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5,3],[4,2,6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5,3],[4,6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5,3],[6,2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5,3],[6,4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5,4],[2,3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5,4],[2,6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5,4],[3,2,6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5,4],[3,6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5,4],[6,2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5,4],[6,3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5,6],[2,3,4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5,6],[2,4,3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5,6],[3,2,4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5,6],[3,4,2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5,6],[4,2,3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5,6],[4,3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6,2],[3,4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6,2],[3,5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6,2],[4,3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6,2],[4,5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6,2],[5,3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6,2],[5,4,3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6,3],[2,4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6,3],[2,5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6,3],[4,2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6,3],[4,5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6,3],[5,2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6,3],[5,4,2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6,4],[2,3,5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6,4],[2,5,3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6,4],[3,2,5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6,4],[3,5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6,4],[5,2,3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6,4],[5,3,2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6,5],[2,3,4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6,5],[2,4,3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6,5],[3,2,4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6,5],[3,4,2],[]] <text:s text:c="3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6,5],[4,2,3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6,5],[4,3,2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3,4],[5,6,7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3,4],[5,7,6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3,4],[6,5,7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3,4],[6,7,5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3,4],[7,5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3,4],[7,6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3,5],[4,6,7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3,5],[4,7,6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3,5],[6,4,7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3,5],[6,7,4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3,5],[7,4,6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3,5],[7,6,4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3,6],[4,5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3,6],[4,7,5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3,6],[5,4,7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3,6],[5,7,4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3,6],[7,4,5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3,6],[7,5,4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3,7],[4,5,6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3,7],[4,6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3,7],[5,4,6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3,7],[5,6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3,7],[6,4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3,7],[6,5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4,3],[5,6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4,3],[5,7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4,3],[6,5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4,3],[6,7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4,3],[7,5,6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4,3],[7,6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4,5],[3,6,7],[]] <text:s text:c="3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4,5],[3,7,6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4,5],[6,3,7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4,5],[6,7,3],[]] <text:s text:c="3"/>Moves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4,5],[7,3,6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4,5],[7,6,3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4,6],[3,5,7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4,6],[3,7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4,6],[5,3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4,6],[5,7,3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4,6],[7,3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4,6],[7,5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4,7],[3,5,6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4,7],[3,6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4,7],[5,3,6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4,7],[5,6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4,7],[6,3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4,7],[6,5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5,3],[4,6,7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5,3],[4,7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5,3],[6,4,7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5,3],[6,7,4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5,3],[7,4,6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5,3],[7,6,4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5,4],[3,6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5,4],[3,7,6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5,4],[6,3,7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5,4],[6,7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5,4],[7,3,6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5,4],[7,6,3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5,6],[3,4,7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5,6],[3,7,4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5,6],[4,3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5,6],[4,7,3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5,6],[7,3,4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5,6],[7,4,3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5,7],[3,4,6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5,7],[3,6,4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5,7],[4,3,6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5,7],[4,6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5,7],[6,3,4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5,7],[6,4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6,3],[4,5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6,3],[4,7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6,3],[5,4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6,3],[5,7,4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6,3],[7,4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6,3],[7,5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6,4],[3,5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6,4],[3,7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6,4],[5,3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6,4],[5,7,3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6,4],[7,3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6,4],[7,5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6,5],[3,4,7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6,5],[3,7,4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6,5],[4,3,7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6,5],[4,7,3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6,5],[7,3,4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6,5],[7,4,3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6,7],[3,4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6,7],[3,5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6,7],[4,3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6,7],[4,5,3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6,7],[5,3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6,7],[5,4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7,3],[4,5,6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7,3],[4,6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7,3],[5,4,6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7,3],[5,6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7,3],[6,4,5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7,3],[6,5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7,4],[3,5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7,4],[3,6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7,4],[5,3,6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7,4],[5,6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7,4],[6,3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7,4],[6,5,3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7,5],[3,4,6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7,5],[3,6,4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7,5],[4,3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7,5],[4,6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7,5],[6,3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7,5],[6,4,3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7,6],[3,4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7,6],[3,5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7,6],[4,3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7,6],[4,5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7,6],[5,3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7,6],[5,4,3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2,4],[5,6,7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2,4],[5,7,6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2,4],[6,5,7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2,4],[6,7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2,4],[7,5,6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2,4],[7,6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2,5],[4,6,7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2,5],[4,7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2,5],[6,4,7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2,5],[6,7,4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2,5],[7,4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2,5],[7,6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2,6],[4,5,7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2,6],[4,7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2,6],[5,4,7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2,6],[5,7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2,6],[7,4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2,6],[7,5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2,7],[4,5,6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2,7],[4,6,5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2,7],[5,4,6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2,7],[5,6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2,7],[6,4,5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2,7],[6,5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4,2],[5,6,7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4,2],[5,7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4,2],[6,5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4,2],[6,7,5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4,2],[7,5,6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4,2],[7,6,5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4,5],[2,6,7],[]] <text:s text:c="3"/>Moves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4,5],[2,7,6],[]] <text:s text:c="3"/>Moves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4,5],[6,2,7],[]] <text:s text:c="3"/>Moves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4,5],[6,7,2],[]] <text:s text:c="3"/>Moves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4,5],[7,2,6],[]] <text:s text:c="3"/>Moves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4,5],[7,6,2],[]] <text:s text:c="3"/>Moves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4,6],[2,5,7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4,6],[2,7,5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4,6],[5,2,7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4,6],[5,7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4,6],[7,2,5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4,6],[7,5,2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4,7],[2,5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4,7],[2,6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4,7],[5,2,6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4,7],[5,6,2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4,7],[6,2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4,7],[6,5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5,2],[4,6,7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5,2],[4,7,6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5,2],[6,4,7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5,2],[6,7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5,2],[7,4,6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5,2],[7,6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5,4],[2,6,7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5,4],[2,7,6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5,4],[6,2,7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5,4],[6,7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5,4],[7,2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5,4],[7,6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5,6],[2,4,7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5,6],[2,7,4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5,6],[4,2,7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5,6],[4,7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5,6],[7,2,4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5,6],[7,4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5,7],[2,4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5,7],[2,6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5,7],[4,2,6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5,7],[4,6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5,7],[6,2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5,7],[6,4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6,2],[4,5,7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6,2],[4,7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6,2],[5,4,7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6,2],[5,7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6,2],[7,4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6,2],[7,5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6,4],[2,5,7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6,4],[2,7,5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6,4],[5,2,7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6,4],[5,7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6,4],[7,2,5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6,4],[7,5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6,5],[2,4,7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6,5],[2,7,4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6,5],[4,2,7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6,5],[4,7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6,5],[7,2,4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6,5],[7,4,2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6,7],[2,4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6,7],[2,5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6,7],[4,2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6,7],[4,5,2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6,7],[5,2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6,7],[5,4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7,2],[4,5,6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7,2],[4,6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7,2],[5,4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7,2],[5,6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7,2],[6,4,5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7,2],[6,5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7,4],[2,5,6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7,4],[2,6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7,4],[5,2,6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7,4],[5,6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7,4],[6,2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7,4],[6,5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7,5],[2,4,6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7,5],[2,6,4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7,5],[4,2,6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7,5],[4,6,2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7,5],[6,2,4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7,5],[6,4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7,6],[2,4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7,6],[2,5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7,6],[4,2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7,6],[4,5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7,6],[5,2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7,6],[5,4,2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2,3],[5,6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2,3],[5,7,6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2,3],[6,5,7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2,3],[6,7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2,3],[7,5,6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2,3],[7,6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2,5],[3,6,7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2,5],[3,7,6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2,5],[6,3,7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2,5],[6,7,3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2,5],[7,3,6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2,5],[7,6,3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2,6],[3,5,7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2,6],[3,7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2,6],[5,3,7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2,6],[5,7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2,6],[7,3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2,6],[7,5,3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2,7],[3,5,6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2,7],[3,6,5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2,7],[5,3,6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2,7],[5,6,3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2,7],[6,3,5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2,7],[6,5,3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3,2],[5,6,7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3,2],[5,7,6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3,2],[6,5,7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3,2],[6,7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3,2],[7,5,6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3,2],[7,6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3,5],[2,6,7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3,5],[2,7,6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3,5],[6,2,7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3,5],[6,7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3,5],[7,2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3,5],[7,6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3,6],[2,5,7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3,6],[2,7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3,6],[5,2,7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3,6],[5,7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3,6],[7,2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3,6],[7,5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3,7],[2,5,6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3,7],[2,6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3,7],[5,2,6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3,7],[5,6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3,7],[6,2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3,7],[6,5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5,2],[3,6,7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5,2],[3,7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5,2],[6,3,7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5,2],[6,7,3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5,2],[7,3,6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5,2],[7,6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5,3],[2,6,7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5,3],[2,7,6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5,3],[6,2,7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5,3],[6,7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5,3],[7,2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5,3],[7,6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5,6],[2,3,7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5,6],[2,7,3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5,6],[3,2,7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5,6],[3,7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5,6],[7,2,3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5,6],[7,3,2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5,7],[2,3,6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5,7],[2,6,3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5,7],[3,2,6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5,7],[3,6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5,7],[6,2,3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5,7],[6,3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6,2],[3,5,7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6,2],[3,7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6,2],[5,3,7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6,2],[5,7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6,2],[7,3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6,2],[7,5,3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6,3],[2,5,7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6,3],[2,7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6,3],[5,2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6,3],[5,7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6,3],[7,2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6,3],[7,5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6,5],[2,3,7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6,5],[2,7,3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6,5],[3,2,7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6,5],[3,7,2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6,5],[7,2,3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6,5],[7,3,2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6,7],[2,3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6,7],[2,5,3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6,7],[3,2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6,7],[3,5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6,7],[5,2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6,7],[5,3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7,2],[3,5,6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7,2],[3,6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7,2],[5,3,6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7,2],[5,6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7,2],[6,3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7,2],[6,5,3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7,3],[2,5,6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7,3],[2,6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7,3],[5,2,6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7,3],[5,6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7,3],[6,2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7,3],[6,5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7,5],[2,3,6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7,5],[2,6,3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7,5],[3,2,6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7,5],[3,6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7,5],[6,2,3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7,5],[6,3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7,6],[2,3,5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7,6],[2,5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7,6],[3,2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7,6],[3,5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7,6],[5,2,3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7,6],[5,3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2,3],[4,6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2,3],[4,7,6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2,3],[6,4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2,3],[6,7,4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2,3],[7,4,6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2,3],[7,6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2,4],[3,6,7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2,4],[3,7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2,4],[6,3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2,4],[6,7,3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2,4],[7,3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2,4],[7,6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2,6],[3,4,7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2,6],[3,7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2,6],[4,3,7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2,6],[4,7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2,6],[7,3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2,6],[7,4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2,7],[3,4,6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2,7],[3,6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2,7],[4,3,6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2,7],[4,6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2,7],[6,3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2,7],[6,4,3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3,2],[4,6,7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3,2],[4,7,6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3,2],[6,4,7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3,2],[6,7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3,2],[7,4,6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3,2],[7,6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3,4],[2,6,7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3,4],[2,7,6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3,4],[6,2,7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3,4],[6,7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3,4],[7,2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3,4],[7,6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3,6],[2,4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3,6],[2,7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3,6],[4,2,7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3,6],[4,7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3,6],[7,2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3,6],[7,4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3,7],[2,4,6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3,7],[2,6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3,7],[4,2,6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3,7],[4,6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3,7],[6,2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3,7],[6,4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4,2],[3,6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4,2],[3,7,6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4,2],[6,3,7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4,2],[6,7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4,2],[7,3,6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4,2],[7,6,3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4,3],[2,6,7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4,3],[2,7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4,3],[6,2,7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4,3],[6,7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4,3],[7,2,6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4,3],[7,6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4,6],[2,3,7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4,6],[2,7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4,6],[3,2,7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4,6],[3,7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4,6],[7,2,3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4,6],[7,3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4,7],[2,3,6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4,7],[2,6,3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4,7],[3,2,6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4,7],[3,6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4,7],[6,2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4,7],[6,3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6,2],[3,4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6,2],[3,7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6,2],[4,3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6,2],[4,7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6,2],[7,3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6,2],[7,4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6,3],[2,4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6,3],[2,7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6,3],[4,2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6,3],[4,7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6,3],[7,2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6,3],[7,4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6,4],[2,3,7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6,4],[2,7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6,4],[3,2,7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6,4],[3,7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6,4],[7,2,3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6,4],[7,3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6,7],[2,3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6,7],[2,4,3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6,7],[3,2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6,7],[3,4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6,7],[4,2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6,7],[4,3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7,2],[3,4,6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7,2],[3,6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7,2],[4,3,6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7,2],[4,6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7,2],[6,3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7,2],[6,4,3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7,3],[2,4,6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7,3],[2,6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7,3],[4,2,6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7,3],[4,6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7,3],[6,2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7,3],[6,4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7,4],[2,3,6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7,4],[2,6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7,4],[3,2,6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7,4],[3,6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7,4],[6,2,3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7,4],[6,3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7,6],[2,3,4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7,6],[2,4,3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7,6],[3,2,4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7,6],[3,4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7,6],[4,2,3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7,6],[4,3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2,3],[4,5,7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2,3],[4,7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2,3],[5,4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2,3],[5,7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2,3],[7,4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2,3],[7,5,4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2,4],[3,5,7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2,4],[3,7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2,4],[5,3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2,4],[5,7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2,4],[7,3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2,4],[7,5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2,5],[3,4,7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2,5],[3,7,4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2,5],[4,3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2,5],[4,7,3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2,5],[7,3,4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2,5],[7,4,3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2,7],[3,4,5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2,7],[3,5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2,7],[4,3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2,7],[4,5,3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2,7],[5,3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2,7],[5,4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3,2],[4,5,7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3,2],[4,7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3,2],[5,4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3,2],[5,7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3,2],[7,4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3,2],[7,5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3,4],[2,5,7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3,4],[2,7,5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3,4],[5,2,7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3,4],[5,7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3,4],[7,2,5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3,4],[7,5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3,5],[2,4,7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3,5],[2,7,4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3,5],[4,2,7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3,5],[4,7,2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3,5],[7,2,4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3,5],[7,4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3,7],[2,4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3,7],[2,5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3,7],[4,2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3,7],[4,5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3,7],[5,2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3,7],[5,4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4,2],[3,5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4,2],[3,7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4,2],[5,3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4,2],[5,7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4,2],[7,3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4,2],[7,5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4,3],[2,5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4,3],[2,7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4,3],[5,2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4,3],[5,7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4,3],[7,2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4,3],[7,5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4,5],[2,3,7],[]] <text:s text:c="3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4,5],[2,7,3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4,5],[3,2,7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4,5],[3,7,2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4,5],[7,2,3],[]] <text:s text:c="3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4,5],[7,3,2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4,7],[2,3,5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4,7],[2,5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4,7],[3,2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4,7],[3,5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4,7],[5,2,3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4,7],[5,3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5,2],[3,4,7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5,2],[3,7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5,2],[4,3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5,2],[4,7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5,2],[7,3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5,2],[7,4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5,3],[2,4,7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5,3],[2,7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5,3],[4,2,7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5,3],[4,7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5,3],[7,2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5,3],[7,4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5,4],[2,3,7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5,4],[2,7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5,4],[3,2,7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5,4],[3,7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5,4],[7,2,3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5,4],[7,3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5,7],[2,3,4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5,7],[2,4,3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5,7],[3,2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5,7],[3,4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5,7],[4,2,3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5,7],[4,3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7,2],[3,4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7,2],[3,5,4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7,2],[4,3,5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7,2],[4,5,3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7,2],[5,3,4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7,2],[5,4,3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7,3],[2,4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7,3],[2,5,4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7,3],[4,2,5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7,3],[4,5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7,3],[5,2,4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7,3],[5,4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7,4],[2,3,5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7,4],[2,5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7,4],[3,2,5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7,4],[3,5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7,4],[5,2,3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7,4],[5,3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7,5],[2,3,4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7,5],[2,4,3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7,5],[3,2,4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7,5],[3,4,2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7,5],[4,2,3],[]] <text:s text:c="3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7,5],[4,3,2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2,3],[4,5,6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2,3],[4,6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2,3],[5,4,6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2,3],[5,6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2,3],[6,4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2,3],[6,5,4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2,4],[3,5,6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2,4],[3,6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2,4],[5,3,6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2,4],[5,6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2,4],[6,3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2,4],[6,5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2,5],[3,4,6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2,5],[3,6,4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2,5],[4,3,6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2,5],[4,6,3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2,5],[6,3,4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2,5],[6,4,3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2,6],[3,4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2,6],[3,5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2,6],[4,3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2,6],[4,5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2,6],[5,3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2,6],[5,4,3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3,2],[4,5,6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3,2],[4,6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3,2],[5,4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3,2],[5,6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3,2],[6,4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3,2],[6,5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3,4],[2,5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3,4],[2,6,5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3,4],[5,2,6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3,4],[5,6,2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3,4],[6,2,5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3,4],[6,5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3,5],[2,4,6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3,5],[2,6,4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3,5],[4,2,6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3,5],[4,6,2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3,5],[6,2,4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3,5],[6,4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3,6],[2,4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3,6],[2,5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3,6],[4,2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3,6],[4,5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3,6],[5,2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3,6],[5,4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4,2],[3,5,6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4,2],[3,6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4,2],[5,3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4,2],[5,6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4,2],[6,3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4,2],[6,5,3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4,3],[2,5,6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4,3],[2,6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4,3],[5,2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4,3],[5,6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4,3],[6,2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4,3],[6,5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4,5],[2,3,6],[]] <text:s text:c="3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4,5],[2,6,3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4,5],[3,2,6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4,5],[3,6,2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4,5],[6,2,3],[]] <text:s text:c="3"/>Moves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4,5],[6,3,2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4,6],[2,3,5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4,6],[2,5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4,6],[3,2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4,6],[3,5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4,6],[5,2,3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4,6],[5,3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5,2],[3,4,6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5,2],[3,6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5,2],[4,3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5,2],[4,6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5,2],[6,3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5,2],[6,4,3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5,3],[2,4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5,3],[2,6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 table:number-rows-repeated="1043575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2">00/00/0000</text:date>, <text:time style:data-style-name="N2" text:time-value="17:50:14.1006964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1-12T17:51:52.328179499</dc:date>
    <meta:editing-duration>PT30M55S</meta:editing-duration>
    <meta:editing-cycles>12</meta:editing-cycles>
    <meta:document-statistic meta:table-count="1" meta:cell-count="1513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interval-major="0.25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cm" chart:symbol-height="0.2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6cm" svg:height="11.624cm" xlink:href=".." xlink:type="simple" chart:class="chart:line" chart:style-name="ch1">
        <chart:title svg:x="2.848cm" svg:y="0.368cm" chart:style-name="ch2">
          <text:p>Number of Moves for Full Inglenook Sidings Puzzle</text:p>
        </chart:title>
        <chart:plot-area chart:style-name="ch3" table:cell-range-address="solutions.E4:solutions.E29 solutions.I3:solutions.I29" chart:data-source-has-labels="both" svg:x="1.33cm" svg:y="1.379cm" svg:width="14.347cm" svg:height="9.032cm">
          <chartooo:coordinate-region svg:x="2.242cm" svg:y="1.578cm" svg:width="13.248cm" svg:height="8.186cm"/>
          <chart:axis chart:dimension="x" chart:name="primary-x" chart:style-name="ch4" chartooo:axis-type="auto">
            <chartooo:date-scale/>
            <chart:title svg:x="7.969cm" svg:y="10.643cm" chart:style-name="ch5">
              <text:p>Moves</text:p>
            </chart:title>
            <chart:categories table:cell-range-address="solutions.E4:solutions.E29"/>
          </chart:axis>
          <chart:axis chart:dimension="y" chart:name="primary-y" chart:style-name="ch6">
            <chart:title svg:x="0.451cm" svg:y="7.579cm" chart:style-name="ch7">
              <text:p>Cumulative Frequency</text:p>
            </chart:title>
            <chart:grid chart:style-name="ch8" chart:class="major"/>
          </chart:axis>
          <chart:series chart:style-name="ch9" chart:values-cell-range-address="solutions.I4:solutions.I29" chart:label-cell-address="solutions.I3:solutions.I3" chart:class="chart:line">
            <chart:data-point chart:repeated="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m Freq</text:p>
                <draw:g>
                  <svg:desc>solutions.I3:solutions.I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olutions.E4:solutions.E29</svg:desc>
                </draw:g>
              </table:table-cell>
              <table:table-cell office:value-type="float" office:value="0.0002">
                <text:p>0.0002</text:p>
                <draw:g>
                  <svg:desc>solutions.I4:solutions.I2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36">
                <text:p>0.003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168">
                <text:p>0.016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312">
                <text:p>0.031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642">
                <text:p>0.064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119">
                <text:p>0.11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2102">
                <text:p>0.210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3342">
                <text:p>0.334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4936">
                <text:p>0.493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6668">
                <text:p>0.666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8234">
                <text:p>0.823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9168">
                <text:p>0.916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9694">
                <text:p>0.969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95">
                <text:p>0.99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21" number:title="User-defined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solutions.E4:solutions.E29 solutions.H4:solutions.H29" chart:data-source-has-labels="column" svg:x="0.32cm" svg:y="0.18cm" svg:width="15.36cm" svg:height="8.64cm">
          <chartooo:coordinate-region svg:x="1.232cm" svg:y="0.379cm" svg:width="14.448cm" svg:height="7.794cm"/>
          <chart:axis chart:dimension="x" chart:name="primary-x" chart:style-name="ch3" chartooo:axis-type="auto">
            <chartooo:date-scale/>
            <chart:categories table:cell-range-address="solutions.E4:solutions.E2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olutions.H4:solutions.H29" chart:class="chart:bar"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olutions.E4:solutions.E29</svg:desc>
                </draw:g>
              </table:table-cell>
              <table:table-cell office:value-type="float" office:value="0.0002">
                <text:p>0.0002</text:p>
                <draw:g>
                  <svg:desc>solutions.H4:solutions.H2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22">
                <text:p>0.002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44">
                <text:p>0.004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88">
                <text:p>0.008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144">
                <text:p>0.014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548">
                <text:p>0.054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912">
                <text:p>0.091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124">
                <text:p>0.12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1594">
                <text:p>0.159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1732">
                <text:p>0.173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1566">
                <text:p>0.156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934">
                <text:p>0.093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526">
                <text:p>0.052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256">
                <text:p>0.025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